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7.039cm" fo:margin-left="-0.016cm" table:align="left"/>
    </style:style>
    <style:style style:name="Tabela3.A" style:family="table-column">
      <style:table-column-properties style:column-width="4.366cm"/>
    </style:style>
    <style:style style:name="Tabela3.B" style:family="table-column">
      <style:table-column-properties style:column-width="4.71cm"/>
    </style:style>
    <style:style style:name="Tabela3.C" style:family="table-column">
      <style:table-column-properties style:column-width="7.964cm"/>
    </style:style>
    <style:style style:name="Tabela3.1" style:family="table-row">
      <style:table-row-properties style:min-row-height="1.799cm"/>
    </style:style>
    <style:style style:name="Tabela3.A1" style:family="table-cell">
      <style:table-cell-properties style:vertical-align="middle" fo:padding="0.097cm" fo:border="none"/>
    </style:style>
    <style:style style:name="Tabela3.B1" style:family="table-cell">
      <style:table-cell-properties fo:padding="0.097cm" fo:border="none"/>
    </style:style>
    <style:style style:name="Tabela3.C1" style:family="table-cell">
      <style:table-cell-properties fo:padding="0.097cm" fo:border="none"/>
    </style:style>
    <style:style style:name="Tabela3.2" style:family="table-row">
      <style:table-row-properties style:min-row-height="1.386cm"/>
    </style:style>
    <style:style style:name="Tabela3.A2" style:family="table-cell">
      <style:table-cell-properties style:vertical-align="" fo:padding="0.097cm" fo:border="none"/>
    </style:style>
    <style:style style:name="Tabela1" style:family="table">
      <style:table-properties style:width="3.572cm" fo:margin-left="0.046cm" fo:margin-right="0.554cm" table:align="margins"/>
    </style:style>
    <style:style style:name="Tabela1.A" style:family="table-column">
      <style:table-column-properties style:column-width="2.39cm" style:rel-column-width="43850*"/>
    </style:style>
    <style:style style:name="Tabela1.B" style:family="table-column">
      <style:table-column-properties style:column-width="1.182cm" style:rel-column-width="21685*"/>
    </style:style>
    <style:style style:name="Tabela1.1" style:family="table-row">
      <style:table-row-properties style:min-row-height="0.794cm"/>
    </style:style>
    <style:style style:name="Tabela1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1.B1" style:family="table-cell">
      <style:table-cell-properties style:vertical-align="middle" fo:padding="0.097cm" fo:border="none"/>
    </style:style>
    <style:style style:name="Tabela1.2" style:family="table-row">
      <style:table-row-properties style:min-row-height="0.826cm"/>
    </style:style>
    <style:style style:name="Tabela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a2" style:family="table">
      <style:table-properties style:width="4.207cm" table:align="left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1.402cm"/>
    </style:style>
    <style:style style:name="Tabela2.1" style:family="table-row">
      <style:table-row-properties style:min-row-height="0.794cm"/>
    </style:style>
    <style:style style:name="Tabela2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2.B1" style:family="table-cell">
      <style:table-cell-properties style:vertical-align="middle" fo:padding="0.097cm" fo:border="none"/>
    </style:style>
    <style:style style:name="Tabela2.2" style:family="table-row">
      <style:table-row-properties style:min-row-height="0.826cm"/>
    </style:style>
    <style:style style:name="Tabela2.A2" style:family="table-cell">
      <style:table-cell-properties style:vertical-align="" fo:padding="0.097cm" fo:border="none"/>
    </style:style>
    <style:style style:name="Tabela4" style:family="table">
      <style:table-properties style:width="7.011cm" table:align="left"/>
    </style:style>
    <style:style style:name="Tabela4.A" style:family="table-column">
      <style:table-column-properties style:column-width="5.106cm"/>
    </style:style>
    <style:style style:name="Tabela4.B" style:family="table-column">
      <style:table-column-properties style:column-width="1.905cm"/>
    </style:style>
    <style:style style:name="Tabela4.1" style:family="table-row">
      <style:table-row-properties style:min-row-height="0.794cm"/>
    </style:style>
    <style:style style:name="Tabela4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4.B1" style:family="table-cell">
      <style:table-cell-properties style:vertical-align="middle" fo:padding="0.097cm" fo:border="none"/>
    </style:style>
    <style:style style:name="Tabela4.2" style:family="table-row">
      <style:table-row-properties style:min-row-height="0.826cm"/>
    </style:style>
    <style:style style:name="Tabela4.A2" style:family="table-cell">
      <style:table-cell-properties style:vertical-align="" fo:padding="0.097cm" fo:border="none"/>
    </style:style>
    <style:style style:name="Tabela5" style:family="table">
      <style:table-properties style:width="17.039cm" fo:margin-left="-0.016cm" table:align="left"/>
    </style:style>
    <style:style style:name="Tabela5.A" style:family="table-column">
      <style:table-column-properties style:column-width="9.102cm"/>
    </style:style>
    <style:style style:name="Tabela5.B" style:family="table-column">
      <style:table-column-properties style:column-width="7.938cm"/>
    </style:style>
    <style:style style:name="Tabela5.1" style:family="table-row">
      <style:table-row-properties style:min-row-height="1.799cm"/>
    </style:style>
    <style:style style:name="Tabela5.A1" style:family="table-cell">
      <style:table-cell-properties style:vertical-align="middle" fo:padding="0.097cm" fo:border="none"/>
    </style:style>
    <style:style style:name="Tabela5.B1" style:family="table-cell">
      <style:table-cell-properties fo:padding="0.097cm" fo:border="none"/>
    </style:style>
    <style:style style:name="Tabela5.2" style:family="table-row">
      <style:table-row-properties style:min-row-height="1.386cm"/>
    </style:style>
    <style:style style:name="Tabela5.A2" style:family="table-cell">
      <style:table-cell-properties style:vertical-align="" fo:padding="0.097cm" fo:border="none"/>
    </style:style>
    <style:style style:name="Tabela6" style:family="table">
      <style:table-properties style:width="3.598cm" fo:margin-left="0.046cm" fo:margin-right="5.263cm" table:align="margins"/>
    </style:style>
    <style:style style:name="Tabela6.A" style:family="table-column">
      <style:table-column-properties style:column-width="2.408cm" style:rel-column-width="43850*"/>
    </style:style>
    <style:style style:name="Tabela6.B" style:family="table-column">
      <style:table-column-properties style:column-width="1.191cm" style:rel-column-width="21685*"/>
    </style:style>
    <style:style style:name="Tabela6.1" style:family="table-row">
      <style:table-row-properties style:min-row-height="0.794cm"/>
    </style:style>
    <style:style style:name="Tabela6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6.B1" style:family="table-cell">
      <style:table-cell-properties style:vertical-align="middle" fo:padding="0.097cm" fo:border="none"/>
    </style:style>
    <style:style style:name="Tabela6.2" style:family="table-row">
      <style:table-row-properties style:min-row-height="0.826cm"/>
    </style:style>
    <style:style style:name="Tabela6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a8" style:family="table">
      <style:table-properties style:width="7.011cm" table:align="left"/>
    </style:style>
    <style:style style:name="Tabela8.A" style:family="table-column">
      <style:table-column-properties style:column-width="5.106cm"/>
    </style:style>
    <style:style style:name="Tabela8.B" style:family="table-column">
      <style:table-column-properties style:column-width="1.905cm"/>
    </style:style>
    <style:style style:name="Tabela8.1" style:family="table-row">
      <style:table-row-properties style:min-row-height="0.794cm"/>
    </style:style>
    <style:style style:name="Tabela8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8.B1" style:family="table-cell">
      <style:table-cell-properties style:vertical-align="middle" fo:padding="0.097cm" fo:border="none"/>
    </style:style>
    <style:style style:name="Tabela8.2" style:family="table-row">
      <style:table-row-properties style:min-row-height="0.826cm"/>
    </style:style>
    <style:style style:name="Tabela8.A2" style:family="table-cell">
      <style:table-cell-properties style:vertical-align="" fo:padding="0.097cm" fo:border="none"/>
    </style:style>
    <style:style style:name="Tabela10" style:family="table">
      <style:table-properties style:width="17.039cm" fo:margin-left="-0.016cm" table:align="left"/>
    </style:style>
    <style:style style:name="Tabela10.A" style:family="table-column">
      <style:table-column-properties style:column-width="9.102cm"/>
    </style:style>
    <style:style style:name="Tabela10.B" style:family="table-column">
      <style:table-column-properties style:column-width="7.938cm"/>
    </style:style>
    <style:style style:name="Tabela10.1" style:family="table-row">
      <style:table-row-properties style:min-row-height="1.799cm"/>
    </style:style>
    <style:style style:name="Tabela10.A1" style:family="table-cell">
      <style:table-cell-properties style:vertical-align="middle" fo:padding="0.097cm" fo:border="none"/>
    </style:style>
    <style:style style:name="Tabela10.B1" style:family="table-cell">
      <style:table-cell-properties fo:padding="0.097cm" fo:border="none"/>
    </style:style>
    <style:style style:name="Tabela10.2" style:family="table-row">
      <style:table-row-properties style:min-row-height="1.386cm"/>
    </style:style>
    <style:style style:name="Tabela10.A2" style:family="table-cell">
      <style:table-cell-properties style:vertical-align="" fo:padding="0.097cm" fo:border="none"/>
    </style:style>
    <style:style style:name="Tabela11" style:family="table">
      <style:table-properties style:width="3.598cm" fo:margin-left="0.046cm" fo:margin-right="5.263cm" table:align="margins"/>
    </style:style>
    <style:style style:name="Tabela11.A" style:family="table-column">
      <style:table-column-properties style:column-width="2.408cm" style:rel-column-width="43850*"/>
    </style:style>
    <style:style style:name="Tabela11.B" style:family="table-column">
      <style:table-column-properties style:column-width="1.191cm" style:rel-column-width="2168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11.B1" style:family="table-cell">
      <style:table-cell-properties style:vertical-align="middle" fo:padding="0.097cm" fo:border="none"/>
    </style:style>
    <style:style style:name="Tabela11.2" style:family="table-row">
      <style:table-row-properties style:min-row-height="0.826cm"/>
    </style:style>
    <style:style style:name="Tabela1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a12" style:family="table">
      <style:table-properties style:width="7.011cm" table:align="left"/>
    </style:style>
    <style:style style:name="Tabela12.A" style:family="table-column">
      <style:table-column-properties style:column-width="5.106cm"/>
    </style:style>
    <style:style style:name="Tabela12.B" style:family="table-column">
      <style:table-column-properties style:column-width="1.905cm"/>
    </style:style>
    <style:style style:name="Tabela12.1" style:family="table-row">
      <style:table-row-properties style:min-row-height="0.794cm"/>
    </style:style>
    <style:style style:name="Tabela12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12.B1" style:family="table-cell">
      <style:table-cell-properties style:vertical-align="middle" fo:padding="0.097cm" fo:border="none"/>
    </style:style>
    <style:style style:name="Tabela12.2" style:family="table-row">
      <style:table-row-properties style:min-row-height="0.826cm"/>
    </style:style>
    <style:style style:name="Tabela12.A2" style:family="table-cell">
      <style:table-cell-properties style:vertical-align="" fo:padding="0.097cm" fo:border="none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1.111cm"/>
    </style:style>
    <style:style style:name="Tabela7.B" style:family="table-column">
      <style:table-column-properties style:column-width="7.99cm"/>
    </style:style>
    <style:style style:name="Tabela7.C" style:family="table-column">
      <style:table-column-properties style:column-width="7.911cm"/>
    </style:style>
    <style:style style:name="Tabela7.A1" style:family="table-cell">
      <style:table-cell-properties fo:padding="0.097cm" fo:border="none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1.111cm"/>
    </style:style>
    <style:style style:name="Tabela9.B" style:family="table-column">
      <style:table-column-properties style:column-width="7.99cm"/>
    </style:style>
    <style:style style:name="Tabela9.C" style:family="table-column">
      <style:table-column-properties style:column-width="7.911cm"/>
    </style:style>
    <style:style style:name="Tabela9.A1" style:family="table-cell">
      <style:table-cell-properties fo:padding="0.097cm" fo:border="none"/>
    </style:style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1.111cm"/>
    </style:style>
    <style:style style:name="Tabela13.B" style:family="table-column">
      <style:table-column-properties style:column-width="7.99cm"/>
    </style:style>
    <style:style style:name="Tabela13.C" style:family="table-column">
      <style:table-column-properties style:column-width="7.911cm"/>
    </style:style>
    <style:style style:name="Tabela13.A1" style:family="table-cell">
      <style:table-cell-properties fo:padding="0.097cm" fo:border="none"/>
    </style:style>
    <style:style style:name="Tabela14" style:family="table">
      <style:table-properties style:width="17.013cm" fo:margin-left="0cm" table:align="left"/>
    </style:style>
    <style:style style:name="Tabela14.A" style:family="table-column">
      <style:table-column-properties style:column-width="1.111cm"/>
    </style:style>
    <style:style style:name="Tabela14.B" style:family="table-column">
      <style:table-column-properties style:column-width="7.99cm"/>
    </style:style>
    <style:style style:name="Tabela14.C" style:family="table-column">
      <style:table-column-properties style:column-width="7.911cm"/>
    </style:style>
    <style:style style:name="Tabela14.A1" style:family="table-cell">
      <style:table-cell-properties fo:padding="0.097cm" fo:border="none"/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1.111cm"/>
    </style:style>
    <style:style style:name="Tabela15.B" style:family="table-column">
      <style:table-column-properties style:column-width="7.99cm"/>
    </style:style>
    <style:style style:name="Tabela15.C" style:family="table-column">
      <style:table-column-properties style:column-width="7.911cm"/>
    </style:style>
    <style:style style:name="Tabela15.A1" style:family="table-cell">
      <style:table-cell-properties fo:padding="0.097cm" fo:border="none"/>
    </style:style>
    <style:style style:name="Tabela16" style:family="table">
      <style:table-properties style:width="17.013cm" fo:margin-left="0cm" table:align="left"/>
    </style:style>
    <style:style style:name="Tabela16.A" style:family="table-column">
      <style:table-column-properties style:column-width="1.296cm"/>
    </style:style>
    <style:style style:name="Tabela16.B" style:family="table-column">
      <style:table-column-properties style:column-width="7.805cm"/>
    </style:style>
    <style:style style:name="Tabela16.C" style:family="table-column">
      <style:table-column-properties style:column-width="7.911cm"/>
    </style:style>
    <style:style style:name="Tabela16.A1" style:family="table-cell">
      <style:table-cell-properties fo:padding="0.097cm" fo:border="none"/>
    </style:style>
    <style:style style:name="Tabela17" style:family="table">
      <style:table-properties style:width="17.013cm" fo:margin-left="0cm" table:align="left"/>
    </style:style>
    <style:style style:name="Tabela17.A" style:family="table-column">
      <style:table-column-properties style:column-width="1.111cm"/>
    </style:style>
    <style:style style:name="Tabela17.B" style:family="table-column">
      <style:table-column-properties style:column-width="7.99cm"/>
    </style:style>
    <style:style style:name="Tabela17.C" style:family="table-column">
      <style:table-column-properties style:column-width="7.911cm"/>
    </style:style>
    <style:style style:name="Tabela17.A1" style:family="table-cell">
      <style:table-cell-properties fo:padding="0.097cm" fo:border="none"/>
    </style:style>
    <style:style style:name="Tabela19" style:family="table">
      <style:table-properties style:width="10.689cm" table:align="center"/>
    </style:style>
    <style:style style:name="Tabela19.A" style:family="table-column">
      <style:table-column-properties style:column-width="5.106cm"/>
    </style:style>
    <style:style style:name="Tabela19.B" style:family="table-column">
      <style:table-column-properties style:column-width="5.583cm"/>
    </style:style>
    <style:style style:name="Tabela19.1" style:family="table-row">
      <style:table-row-properties style:min-row-height="1.799cm"/>
    </style:style>
    <style:style style:name="Tabela19.A1" style:family="table-cell">
      <style:table-cell-properties style:vertical-align="middle" fo:padding="0.097cm" fo:border="none"/>
    </style:style>
    <style:style style:name="Tabela19.B1" style:family="table-cell">
      <style:table-cell-properties fo:padding="0.097cm" fo:border="none"/>
    </style:style>
    <style:style style:name="Tabela19.2" style:family="table-row">
      <style:table-row-properties style:min-row-height="0.778cm"/>
    </style:style>
    <style:style style:name="Tabela20" style:family="table">
      <style:table-properties style:width="4.912cm" fo:margin-left="0.046cm" fo:margin-right="5.263cm" table:align="margins"/>
    </style:style>
    <style:style style:name="Tabela20.A" style:family="table-column">
      <style:table-column-properties style:column-width="3.276cm" style:rel-column-width="43690*"/>
    </style:style>
    <style:style style:name="Tabela20.B" style:family="table-column">
      <style:table-column-properties style:column-width="1.637cm" style:rel-column-width="21845*"/>
    </style:style>
    <style:style style:name="Tabela20.1" style:family="table-row">
      <style:table-row-properties style:min-row-height="0.794cm"/>
    </style:style>
    <style:style style:name="Tabe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20.B1" style:family="table-cell">
      <style:table-cell-properties style:vertical-align="middle" fo:padding="0.097cm" fo:border="none"/>
    </style:style>
    <style:style style:name="Tabela20.2" style:family="table-row">
      <style:table-row-properties style:min-row-height="0.826cm"/>
    </style:style>
    <style:style style:name="Tabela20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a21" style:family="table">
      <style:table-properties style:width="5.389cm" fo:margin-left="0.046cm" fo:margin-right="6.295cm" table:align="margins"/>
    </style:style>
    <style:style style:name="Tabela21.A" style:family="table-column">
      <style:table-column-properties style:column-width="3.512cm" style:rel-column-width="42710*"/>
    </style:style>
    <style:style style:name="Tabela21.B" style:family="table-column">
      <style:table-column-properties style:column-width="1.877cm" style:rel-column-width="22825*"/>
    </style:style>
    <style:style style:name="Tabela21.1" style:family="table-row">
      <style:table-row-properties style:min-row-height="0.794cm"/>
    </style:style>
    <style:style style:name="Tabela21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21.B1" style:family="table-cell">
      <style:table-cell-properties style:vertical-align="middle" fo:padding="0.097cm" fo:border="none"/>
    </style:style>
    <style:style style:name="Tabela21.2" style:family="table-row">
      <style:table-row-properties style:min-row-height="0.826cm"/>
    </style:style>
    <style:style style:name="Tabela2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a18" style:family="table">
      <style:table-properties style:width="17.013cm" fo:margin-left="0cm" table:align="left"/>
    </style:style>
    <style:style style:name="Tabela18.A" style:family="table-column">
      <style:table-column-properties style:column-width="1.111cm"/>
    </style:style>
    <style:style style:name="Tabela18.B" style:family="table-column">
      <style:table-column-properties style:column-width="7.99cm"/>
    </style:style>
    <style:style style:name="Tabela18.C" style:family="table-column">
      <style:table-column-properties style:column-width="7.911cm"/>
    </style:style>
    <style:style style:name="Tabela18.A1" style:family="table-cell">
      <style:table-cell-properties fo:padding="0.097cm" fo:border="none"/>
    </style:style>
    <style:style style:name="Tabela22" style:family="table">
      <style:table-properties style:width="14.39cm" table:align="center"/>
    </style:style>
    <style:style style:name="Tabela22.A" style:family="table-column">
      <style:table-column-properties style:column-width="7.195cm"/>
    </style:style>
    <style:style style:name="Tabela22.1" style:family="table-row">
      <style:table-row-properties style:min-row-height="1.799cm"/>
    </style:style>
    <style:style style:name="Tabela22.A1" style:family="table-cell">
      <style:table-cell-properties style:vertical-align="middle" fo:padding="0.097cm" fo:border="none"/>
    </style:style>
    <style:style style:name="Tabela22.B1" style:family="table-cell">
      <style:table-cell-properties fo:padding="0.097cm" fo:border="none"/>
    </style:style>
    <style:style style:name="Tabela22.2" style:family="table-row">
      <style:table-row-properties style:min-row-height="0.778cm"/>
    </style:style>
    <style:style style:name="Tabela23" style:family="table">
      <style:table-properties style:width="7.011cm" table:align="left"/>
    </style:style>
    <style:style style:name="Tabela23.A" style:family="table-column">
      <style:table-column-properties style:column-width="5.106cm"/>
    </style:style>
    <style:style style:name="Tabela23.B" style:family="table-column">
      <style:table-column-properties style:column-width="1.905cm"/>
    </style:style>
    <style:style style:name="Tabela23.1" style:family="table-row">
      <style:table-row-properties style:min-row-height="0.794cm"/>
    </style:style>
    <style:style style:name="Tabela23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23.B1" style:family="table-cell">
      <style:table-cell-properties style:vertical-align="middle" fo:padding="0.097cm" fo:border="none"/>
    </style:style>
    <style:style style:name="Tabela23.2" style:family="table-row">
      <style:table-row-properties style:min-row-height="0.826cm"/>
    </style:style>
    <style:style style:name="Tabela23.A2" style:family="table-cell">
      <style:table-cell-properties style:vertical-align="" fo:padding="0.097cm" fo:border="none"/>
    </style:style>
    <style:style style:name="Tabela24" style:family="table">
      <style:table-properties style:width="7.011cm" table:align="left"/>
    </style:style>
    <style:style style:name="Tabela24.A" style:family="table-column">
      <style:table-column-properties style:column-width="5.106cm"/>
    </style:style>
    <style:style style:name="Tabela24.B" style:family="table-column">
      <style:table-column-properties style:column-width="1.905cm"/>
    </style:style>
    <style:style style:name="Tabela24.1" style:family="table-row">
      <style:table-row-properties style:min-row-height="0.794cm"/>
    </style:style>
    <style:style style:name="Tabela24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24.B1" style:family="table-cell">
      <style:table-cell-properties style:vertical-align="middle" fo:padding="0.097cm" fo:border="none"/>
    </style:style>
    <style:style style:name="Tabela24.2" style:family="table-row">
      <style:table-row-properties style:min-row-height="0.826cm"/>
    </style:style>
    <style:style style:name="Tabela24.A2" style:family="table-cell">
      <style:table-cell-properties style:vertical-align="" fo:padding="0.097cm" fo:border="none"/>
    </style:style>
    <style:style style:name="Tabela25" style:family="table">
      <style:table-properties style:width="7.01cm" table:align="center"/>
    </style:style>
    <style:style style:name="Tabela25.A" style:family="table-column">
      <style:table-column-properties style:column-width="4.311cm"/>
    </style:style>
    <style:style style:name="Tabela25.B" style:family="table-column">
      <style:table-column-properties style:column-width="2.699cm"/>
    </style:style>
    <style:style style:name="Tabela25.1" style:family="table-row">
      <style:table-row-properties style:min-row-height="0.794cm"/>
    </style:style>
    <style:style style:name="Tabela25.A1" style:family="table-cell">
      <style:table-cell-properties style:vertical-align="bottom" fo:padding="0.097cm" fo:border-left="none" fo:border-right="none" fo:border-top="none" fo:border-bottom="0.05pt solid #000000"/>
    </style:style>
    <style:style style:name="Tabela25.B1" style:family="table-cell">
      <style:table-cell-properties style:vertical-align="middle" fo:padding="0.097cm" fo:border="none"/>
    </style:style>
    <style:style style:name="Tabela25.2" style:family="table-row">
      <style:table-row-properties style:min-row-height="0.826cm"/>
    </style:style>
    <style:style style:name="Tabela25.A2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start" style:justify-single-word="false"/>
      <style:text-properties officeooo:rsid="00224184" officeooo:paragraph-rsid="00224184"/>
    </style:style>
    <style:style style:name="P2" style:family="paragraph" style:parent-style-name="Standard">
      <style:paragraph-properties fo:text-align="center" style:justify-single-word="false"/>
      <style:text-properties fo:font-size="14pt" fo:language="pl" fo:country="PL" fo:font-weight="bold" officeooo:rsid="00048510" officeooo:paragraph-rsid="0004851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pl" fo:country="PL" officeooo:rsid="0008af89" officeooo:paragraph-rsid="0010f6af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4pt" fo:language="pl" fo:country="PL" officeooo:rsid="0008af89" officeooo:paragraph-rsid="0008af89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14pt" fo:language="pl" fo:country="PL" officeooo:rsid="0008af89" officeooo:paragraph-rsid="001486c0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14pt" fo:language="pl" fo:country="PL" officeooo:rsid="0008af89" officeooo:paragraph-rsid="001fc4a7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fo:language="pl" fo:country="PL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pl" fo:country="PL" officeooo:rsid="00048510" officeooo:paragraph-rsid="00048510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language="pl" fo:country="PL" officeooo:rsid="00048510" officeooo:paragraph-rsid="0004851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pl" fo:country="PL" officeooo:rsid="00048510" officeooo:paragraph-rsid="000655dd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language="pl" fo:country="PL" officeooo:rsid="00048510" officeooo:paragraph-rsid="000f680e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language="pl" fo:country="PL" officeooo:rsid="00048510" officeooo:paragraph-rsid="002b5fad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language="pl" fo:country="PL" officeooo:rsid="00048510" officeooo:paragraph-rsid="002bd652" style:language-asian="zxx" style:country-asian="none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fo:language="pl" fo:country="PL" officeooo:rsid="00052df1" officeooo:paragraph-rsid="00052df1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language="pl" fo:country="PL" officeooo:rsid="00052df1" officeooo:paragraph-rsid="00052df1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language="pl" fo:country="PL" officeooo:rsid="00052df1" officeooo:paragraph-rsid="000655dd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language="pl" fo:country="PL" officeooo:rsid="00052df1" officeooo:paragraph-rsid="000f680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language="pl" fo:country="PL" officeooo:rsid="00224184" officeooo:paragraph-rsid="00224184" style:language-asian="zxx" style:country-asian="none" style:language-complex="zxx" style:country-complex="none"/>
    </style:style>
    <style:style style:name="P19" style:family="paragraph" style:parent-style-name="Standard">
      <style:text-properties fo:language="pl" fo:country="PL" officeooo:paragraph-rsid="000a5cba" style:language-asian="zxx" style:country-asian="none" style:language-complex="zxx" style:country-complex="none"/>
    </style:style>
    <style:style style:name="P20" style:family="paragraph" style:parent-style-name="Standard">
      <style:text-properties fo:language="pl" fo:country="PL" officeooo:rsid="000e5416" officeooo:paragraph-rsid="0010f6af" style:language-asian="zxx" style:country-asian="none" style:language-complex="zxx" style:country-complex="none"/>
    </style:style>
    <style:style style:name="P21" style:family="paragraph" style:parent-style-name="Standard">
      <style:text-properties fo:language="pl" fo:country="PL" officeooo:rsid="000e5416" officeooo:paragraph-rsid="001486c0" style:language-asian="zxx" style:country-asian="none" style:language-complex="zxx" style:country-complex="none"/>
    </style:style>
    <style:style style:name="P22" style:family="paragraph" style:parent-style-name="Standard">
      <style:text-properties fo:language="pl" fo:country="PL" officeooo:rsid="000e5416" officeooo:paragraph-rsid="001dc915" style:language-asian="zxx" style:country-asian="none" style:language-complex="zxx" style:country-complex="none"/>
    </style:style>
    <style:style style:name="P23" style:family="paragraph" style:parent-style-name="Standard">
      <style:text-properties fo:language="pl" fo:country="PL" officeooo:rsid="000e5416" officeooo:paragraph-rsid="001fc4a7" style:language-asian="zxx" style:country-asian="none" style:language-complex="zxx" style:country-complex="none"/>
    </style:style>
    <style:style style:name="P24" style:family="paragraph" style:parent-style-name="Standard">
      <style:text-properties fo:language="pl" fo:country="PL" officeooo:rsid="000e5416" officeooo:paragraph-rsid="0029ceda" style:language-asian="zxx" style:country-asian="none" style:language-complex="zxx" style:country-complex="none"/>
    </style:style>
    <style:style style:name="P25" style:family="paragraph" style:parent-style-name="Standard">
      <style:text-properties fo:language="pl" fo:country="PL" officeooo:paragraph-rsid="001486c0" style:language-asian="zxx" style:country-asian="none" style:language-complex="zxx" style:country-complex="none"/>
    </style:style>
    <style:style style:name="P26" style:family="paragraph" style:parent-style-name="Standard">
      <style:text-properties fo:language="pl" fo:country="PL" officeooo:rsid="00210aa9" officeooo:paragraph-rsid="00271f2f" style:language-asian="zxx" style:country-asian="none" style:language-complex="zxx" style:country-complex="none"/>
    </style:style>
    <style:style style:name="P27" style:family="paragraph" style:parent-style-name="Standard">
      <style:text-properties fo:language="pl" fo:country="PL" officeooo:rsid="00210aa9" officeooo:paragraph-rsid="00210aa9" style:language-asian="zxx" style:country-asian="none" style:language-complex="zxx" style:country-complex="none"/>
    </style:style>
    <style:style style:name="P28" style:family="paragraph" style:parent-style-name="Standard">
      <style:text-properties fo:language="pl" fo:country="PL" officeooo:paragraph-rsid="001fc4a7" style:language-asian="zxx" style:country-asian="none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fo:language="pl" fo:country="PL" officeooo:paragraph-rsid="002bd652" style:language-asian="zxx" style:country-asian="none" style:language-complex="zxx" style:country-complex="none"/>
    </style:style>
    <style:style style:name="P30" style:family="paragraph" style:parent-style-name="Standard">
      <style:text-properties fo:language="pl" fo:country="PL" officeooo:paragraph-rsid="0033a4ae" style:language-asian="zxx" style:country-asian="none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fo:language="pl" fo:country="PL" fo:font-weight="bold" officeooo:rsid="00048510" officeooo:paragraph-rsid="00048510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pl" fo:country="PL" fo:font-weight="bold" officeooo:rsid="00048510" officeooo:paragraph-rsid="000655dd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pl" fo:country="PL" fo:font-weight="bold" officeooo:rsid="00048510" officeooo:paragraph-rsid="000f680e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2pt" fo:language="pl" fo:country="PL" officeooo:rsid="0008af89" officeooo:paragraph-rsid="0008af89" style:font-size-asian="12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text-align="center" style:justify-single-word="false"/>
      <style:text-properties fo:font-size="12pt" fo:language="pl" fo:country="PL" officeooo:rsid="0008af89" officeooo:paragraph-rsid="001486c0" style:font-size-asian="12pt" style:language-asian="zxx" style:country-asian="none" style:font-size-complex="12pt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fo:font-size="12pt" fo:language="pl" fo:country="PL" officeooo:rsid="0008af89" officeooo:paragraph-rsid="001fc4a7" style:font-size-asian="12pt" style:language-asian="zxx" style:country-asian="none" style:font-size-complex="12pt" style:language-complex="zxx" style:country-complex="none"/>
    </style:style>
    <style:style style:name="P37" style:family="paragraph" style:parent-style-name="Standard">
      <style:paragraph-properties fo:text-align="center" style:justify-single-word="false"/>
      <style:text-properties fo:font-size="12pt" fo:language="pl" fo:country="PL" officeooo:rsid="0008af89" officeooo:paragraph-rsid="00231272" style:font-size-asian="12pt" style:language-asian="zxx" style:country-asian="none" style:font-size-complex="12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fo:font-size="12pt" fo:language="pl" fo:country="PL" officeooo:rsid="0008af89" officeooo:paragraph-rsid="0029ceda" style:font-size-asian="12pt" style:language-asian="zxx" style:country-asian="none" style:font-size-complex="12pt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fo:font-size="12pt" fo:language="pl" fo:country="PL" officeooo:rsid="0008af89" officeooo:paragraph-rsid="0008af89" style:font-size-asian="12pt" style:language-asian="zxx" style:country-asian="none" style:font-size-complex="12pt" style:language-complex="zxx" style:country-complex="none"/>
    </style:style>
    <style:style style:name="P40" style:family="paragraph" style:parent-style-name="Standard">
      <style:paragraph-properties fo:text-align="start" style:justify-single-word="false"/>
      <style:text-properties fo:font-size="12pt" fo:language="pl" fo:country="PL" officeooo:rsid="0008af89" officeooo:paragraph-rsid="001486c0" style:font-size-asian="12pt" style:language-asian="zxx" style:country-asian="none" style:font-size-complex="12pt" style:language-complex="zxx" style:country-complex="none"/>
    </style:style>
    <style:style style:name="P41" style:family="paragraph" style:parent-style-name="Standard">
      <style:paragraph-properties fo:text-align="start" style:justify-single-word="false"/>
      <style:text-properties fo:font-size="12pt" fo:language="pl" fo:country="PL" officeooo:rsid="0008af89" officeooo:paragraph-rsid="001fc4a7" style:font-size-asian="12pt" style:language-asian="zxx" style:country-asian="none" style:font-size-complex="12pt" style:language-complex="zxx" style:country-complex="none"/>
    </style:style>
    <style:style style:name="P42" style:family="paragraph" style:parent-style-name="Standard">
      <style:paragraph-properties fo:text-align="start" style:justify-single-word="false"/>
      <style:text-properties fo:font-size="12pt" fo:language="pl" fo:country="PL" officeooo:rsid="0008af89" officeooo:paragraph-rsid="0029ceda" style:font-size-asian="12pt" style:language-asian="zxx" style:country-asian="none" style:font-size-complex="12pt" style:language-complex="zxx" style:country-complex="none"/>
    </style:style>
    <style:style style:name="P43" style:family="paragraph" style:parent-style-name="Standard">
      <style:paragraph-properties fo:text-align="center" style:justify-single-word="false"/>
      <style:text-properties fo:font-size="12pt" fo:language="pl" fo:country="PL" officeooo:rsid="000a5cba" officeooo:paragraph-rsid="000a5cba" style:font-size-asian="12pt" style:language-asian="zxx" style:country-asian="none" style:font-size-complex="12pt" style:language-complex="zxx" style:country-complex="none"/>
    </style:style>
    <style:style style:name="P44" style:family="paragraph" style:parent-style-name="Standard">
      <style:paragraph-properties fo:text-align="center" style:justify-single-word="false"/>
      <style:text-properties fo:font-size="12pt" fo:language="pl" fo:country="PL" officeooo:rsid="000a5cba" officeooo:paragraph-rsid="001486c0" style:font-size-asian="12pt" style:language-asian="zxx" style:country-asian="none" style:font-size-complex="12pt" style:language-complex="zxx" style:country-complex="none"/>
    </style:style>
    <style:style style:name="P45" style:family="paragraph" style:parent-style-name="Standard">
      <style:paragraph-properties fo:text-align="center" style:justify-single-word="false"/>
      <style:text-properties fo:font-size="12pt" fo:language="pl" fo:country="PL" officeooo:rsid="000a5cba" officeooo:paragraph-rsid="002466a9" style:font-size-asian="12pt" style:language-asian="zxx" style:country-asian="none" style:font-size-complex="12pt" style:language-complex="zxx" style:country-complex="none"/>
    </style:style>
    <style:style style:name="P46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0a5cba" style:font-size-asian="12pt" style:language-asian="zxx" style:country-asian="none" style:font-size-complex="12pt" style:language-complex="zxx" style:country-complex="none"/>
    </style:style>
    <style:style style:name="P47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0bb719" style:font-size-asian="12pt" style:language-asian="zxx" style:country-asian="none" style:font-size-complex="12pt" style:language-complex="zxx" style:country-complex="none"/>
    </style:style>
    <style:style style:name="P48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1338a9" style:font-size-asian="12pt" style:language-asian="zxx" style:country-asian="none" style:font-size-complex="12pt" style:language-complex="zxx" style:country-complex="none"/>
    </style:style>
    <style:style style:name="P49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0e43c5" style:font-size-asian="12pt" style:language-asian="zxx" style:country-asian="none" style:font-size-complex="12pt" style:language-complex="zxx" style:country-complex="none"/>
    </style:style>
    <style:style style:name="P50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1486c0" style:font-size-asian="12pt" style:language-asian="zxx" style:country-asian="none" style:font-size-complex="12pt" style:language-complex="zxx" style:country-complex="none"/>
    </style:style>
    <style:style style:name="P51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1a0ddd" style:font-size-asian="12pt" style:language-asian="zxx" style:country-asian="none" style:font-size-complex="12pt" style:language-complex="zxx" style:country-complex="none"/>
    </style:style>
    <style:style style:name="P52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1fc4a7" style:font-size-asian="12pt" style:language-asian="zxx" style:country-asian="none" style:font-size-complex="12pt" style:language-complex="zxx" style:country-complex="none"/>
    </style:style>
    <style:style style:name="P53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2466a9" style:font-size-asian="12pt" style:language-asian="zxx" style:country-asian="none" style:font-size-complex="12pt" style:language-complex="zxx" style:country-complex="none"/>
    </style:style>
    <style:style style:name="P54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254ca6" style:font-size-asian="12pt" style:language-asian="zxx" style:country-asian="none" style:font-size-complex="12pt" style:language-complex="zxx" style:country-complex="none"/>
    </style:style>
    <style:style style:name="P55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29ceda" style:font-size-asian="12pt" style:language-asian="zxx" style:country-asian="none" style:font-size-complex="12pt" style:language-complex="zxx" style:country-complex="none"/>
    </style:style>
    <style:style style:name="P56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300517" style:font-size-asian="12pt" style:language-asian="zxx" style:country-asian="none" style:font-size-complex="12pt" style:language-complex="zxx" style:country-complex="none"/>
    </style:style>
    <style:style style:name="P57" style:family="paragraph" style:parent-style-name="Standard">
      <style:paragraph-properties fo:text-align="start" style:justify-single-word="false"/>
      <style:text-properties fo:font-size="12pt" fo:language="pl" fo:country="PL" officeooo:rsid="000a5cba" officeooo:paragraph-rsid="0031af5b" style:font-size-asian="12pt" style:language-asian="zxx" style:country-asian="none" style:font-size-complex="12pt" style:language-complex="zxx" style:country-complex="none"/>
    </style:style>
    <style:style style:name="P58" style:family="paragraph" style:parent-style-name="Standard">
      <style:paragraph-properties fo:text-align="start" style:justify-single-word="false"/>
      <style:text-properties fo:font-size="12pt" fo:language="pl" fo:country="PL" officeooo:rsid="001338a9" officeooo:paragraph-rsid="001338a9" style:font-size-asian="12pt" style:language-asian="zxx" style:country-asian="none" style:font-size-complex="12pt" style:language-complex="zxx" style:country-complex="none"/>
    </style:style>
    <style:style style:name="P59" style:family="paragraph" style:parent-style-name="Standard">
      <style:paragraph-properties fo:text-align="start" style:justify-single-word="false"/>
      <style:text-properties fo:font-size="12pt" fo:language="pl" fo:country="PL" officeooo:rsid="001338a9" officeooo:paragraph-rsid="001a0ddd" style:font-size-asian="12pt" style:language-asian="zxx" style:country-asian="none" style:font-size-complex="12pt" style:language-complex="zxx" style:country-complex="none"/>
    </style:style>
    <style:style style:name="P60" style:family="paragraph" style:parent-style-name="Standard">
      <style:paragraph-properties fo:text-align="start" style:justify-single-word="false"/>
      <style:text-properties fo:font-size="12pt" fo:language="pl" fo:country="PL" officeooo:rsid="001338a9" officeooo:paragraph-rsid="00238d64" style:font-size-asian="12pt" style:language-asian="zxx" style:country-asian="none" style:font-size-complex="12pt" style:language-complex="zxx" style:country-complex="none"/>
    </style:style>
    <style:style style:name="P61" style:family="paragraph" style:parent-style-name="Standard">
      <style:paragraph-properties fo:text-align="start" style:justify-single-word="false"/>
      <style:text-properties fo:font-size="12pt" fo:language="pl" fo:country="PL" officeooo:rsid="001338a9" officeooo:paragraph-rsid="0031af5b" style:font-size-asian="12pt" style:language-asian="zxx" style:country-asian="none" style:font-size-complex="12pt" style:language-complex="zxx" style:country-complex="none"/>
    </style:style>
    <style:style style:name="P62" style:family="paragraph" style:parent-style-name="Standard">
      <style:paragraph-properties fo:text-align="start" style:justify-single-word="false"/>
      <style:text-properties fo:font-size="12pt" fo:language="pl" fo:country="PL" officeooo:rsid="000e43c5" officeooo:paragraph-rsid="000e43c5" style:font-size-asian="12pt" style:language-asian="zxx" style:country-asian="none" style:font-size-complex="12pt" style:language-complex="zxx" style:country-complex="none"/>
    </style:style>
    <style:style style:name="P63" style:family="paragraph" style:parent-style-name="Standard">
      <style:paragraph-properties fo:text-align="start" style:justify-single-word="false"/>
      <style:text-properties fo:font-size="12pt" fo:language="pl" fo:country="PL" officeooo:rsid="001629b1" officeooo:paragraph-rsid="001629b1" style:font-size-asian="12pt" style:language-asian="zxx" style:country-asian="none" style:font-size-complex="12pt" style:language-complex="zxx" style:country-complex="none"/>
    </style:style>
    <style:style style:name="P64" style:family="paragraph" style:parent-style-name="Standard">
      <style:paragraph-properties fo:text-align="start" style:justify-single-word="false"/>
      <style:text-properties fo:font-size="12pt" fo:language="pl" fo:country="PL" officeooo:rsid="001a0ddd" officeooo:paragraph-rsid="001a0ddd" style:font-size-asian="12pt" style:language-asian="zxx" style:country-asian="none" style:font-size-complex="12pt" style:language-complex="zxx" style:country-complex="none"/>
    </style:style>
    <style:style style:name="P65" style:family="paragraph" style:parent-style-name="Standard">
      <style:paragraph-properties fo:text-align="start" style:justify-single-word="false"/>
      <style:text-properties fo:font-size="12pt" fo:language="pl" fo:country="PL" officeooo:rsid="001a0ddd" officeooo:paragraph-rsid="001bce54" style:font-size-asian="12pt" style:language-asian="zxx" style:country-asian="none" style:font-size-complex="12pt" style:language-complex="zxx" style:country-complex="none"/>
    </style:style>
    <style:style style:name="P66" style:family="paragraph" style:parent-style-name="Standard">
      <style:paragraph-properties fo:text-align="start" style:justify-single-word="false"/>
      <style:text-properties fo:font-size="12pt" fo:language="pl" fo:country="PL" officeooo:rsid="001a0ddd" officeooo:paragraph-rsid="001fc4a7" style:font-size-asian="12pt" style:language-asian="zxx" style:country-asian="none" style:font-size-complex="12pt" style:language-complex="zxx" style:country-complex="none"/>
    </style:style>
    <style:style style:name="P67" style:family="paragraph" style:parent-style-name="Standard">
      <style:paragraph-properties fo:text-align="start" style:justify-single-word="false"/>
      <style:text-properties fo:font-size="12pt" fo:language="pl" fo:country="PL" officeooo:rsid="001bce54" officeooo:paragraph-rsid="001bce54" style:font-size-asian="12pt" style:language-asian="zxx" style:country-asian="none" style:font-size-complex="12pt" style:language-complex="zxx" style:country-complex="none"/>
    </style:style>
    <style:style style:name="P68" style:family="paragraph" style:parent-style-name="Standard">
      <style:paragraph-properties fo:text-align="start" style:justify-single-word="false"/>
      <style:text-properties fo:font-size="12pt" fo:language="pl" fo:country="PL" officeooo:rsid="001bce54" officeooo:paragraph-rsid="00254ca6" style:font-size-asian="12pt" style:language-asian="zxx" style:country-asian="none" style:font-size-complex="12pt" style:language-complex="zxx" style:country-complex="none"/>
    </style:style>
    <style:style style:name="P69" style:family="paragraph" style:parent-style-name="Standard">
      <style:paragraph-properties fo:text-align="start" style:justify-single-word="false"/>
      <style:text-properties fo:font-size="12pt" fo:language="pl" fo:country="PL" officeooo:rsid="00254ca6" officeooo:paragraph-rsid="00254ca6" style:font-size-asian="12pt" style:language-asian="zxx" style:country-asian="none" style:font-size-complex="12pt" style:language-complex="zxx" style:country-complex="none"/>
    </style:style>
    <style:style style:name="P70" style:family="paragraph" style:parent-style-name="Standard">
      <style:paragraph-properties fo:text-align="center" style:justify-single-word="false"/>
      <style:text-properties fo:font-size="12pt" fo:language="pl" fo:country="PL" officeooo:rsid="002b5fad" officeooo:paragraph-rsid="002b5fad" style:font-size-asian="12pt" style:language-asian="zxx" style:country-asian="none" style:font-size-complex="12pt" style:language-complex="zxx" style:country-complex="none"/>
    </style:style>
    <style:style style:name="P71" style:family="paragraph" style:parent-style-name="Standard">
      <style:paragraph-properties fo:text-align="start" style:justify-single-word="false"/>
      <style:text-properties fo:font-size="12pt" fo:language="pl" fo:country="PL" officeooo:rsid="00048510" officeooo:paragraph-rsid="002b5fad" style:font-size-asian="12pt" style:language-asian="zxx" style:country-asian="none" style:font-size-complex="12pt" style:language-complex="zxx" style:country-complex="none"/>
    </style:style>
    <style:style style:name="P72" style:family="paragraph" style:parent-style-name="Standard">
      <style:paragraph-properties fo:text-align="start" style:justify-single-word="false"/>
      <style:text-properties fo:font-size="12pt" fo:language="pl" fo:country="PL" officeooo:rsid="00309b38" officeooo:paragraph-rsid="00309b38" style:font-size-asian="12pt" style:language-asian="zxx" style:country-asian="none" style:font-size-complex="12pt" style:language-complex="zxx" style:country-complex="none"/>
    </style:style>
    <style:style style:name="P73" style:family="paragraph" style:parent-style-name="Standard">
      <style:paragraph-properties fo:text-align="start" style:justify-single-word="false"/>
      <style:text-properties fo:font-size="12pt" fo:language="pl" fo:country="PL" fo:font-weight="bold" officeooo:rsid="000a5cba" officeooo:paragraph-rsid="000a5cb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language="pl" fo:country="PL" fo:font-weight="bold" officeooo:rsid="000a5cba" officeooo:paragraph-rsid="001486c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language="pl" fo:country="PL" fo:font-weight="bold" officeooo:rsid="000a5cba" officeooo:paragraph-rsid="001fc4a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2pt" fo:language="pl" fo:country="PL" fo:font-weight="bold" officeooo:rsid="000a5cba" officeooo:paragraph-rsid="000a5cb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2pt" fo:language="pl" fo:country="PL" fo:font-weight="bold" officeooo:rsid="000a5cba" officeooo:paragraph-rsid="001486c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2pt" fo:language="pl" fo:country="PL" fo:font-weight="bold" officeooo:rsid="000a5cba" officeooo:paragraph-rsid="002466a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2pt" fo:language="pl" fo:country="PL" fo:font-weight="bold" officeooo:rsid="00231272" officeooo:paragraph-rsid="0023127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2pt" fo:language="pl" fo:country="PL" fo:font-weight="bold" officeooo:rsid="00328523" officeooo:paragraph-rsid="0029ced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629b1" officeooo:paragraph-rsid="001629b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5cba" officeooo:paragraph-rsid="001486c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5cba" officeooo:paragraph-rsid="001fc4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4" style:family="paragraph" style:parent-style-name="Standard">
      <style:paragraph-properties fo:text-align="center" style:justify-single-word="false"/>
      <style:text-properties fo:font-size="12pt" fo:language="pl" fo:country="PL" officeooo:rsid="0008af89" officeooo:paragraph-rsid="0029ceda" style:font-size-asian="10.5pt" style:language-asian="zxx" style:country-asian="none" style:font-size-complex="12pt" style:language-complex="zxx" style:country-complex="none"/>
    </style:style>
    <style:style style:name="P85" style:family="paragraph" style:parent-style-name="Standard">
      <style:paragraph-properties fo:text-align="start" style:justify-single-word="false"/>
      <style:text-properties style:text-position="sub 58%" fo:font-size="12pt" fo:language="pl" fo:country="PL" officeooo:rsid="000a5cba" officeooo:paragraph-rsid="000bb719" style:font-size-asian="12pt" style:language-asian="zxx" style:country-asian="none" style:font-size-complex="12pt" style:language-complex="zxx" style:country-complex="none"/>
    </style:style>
    <style:style style:name="P86" style:family="paragraph" style:parent-style-name="Standard">
      <style:paragraph-properties fo:text-align="start" style:justify-single-word="false"/>
      <style:text-properties style:text-position="sub 58%" fo:font-size="12pt" fo:language="pl" fo:country="PL" officeooo:rsid="000a5cba" officeooo:paragraph-rsid="001486c0" style:font-size-asian="12pt" style:language-asian="zxx" style:country-asian="none" style:font-size-complex="12pt" style:language-complex="zxx" style:country-complex="none"/>
    </style:style>
    <style:style style:name="P87" style:family="paragraph" style:parent-style-name="Standard">
      <style:paragraph-properties fo:text-align="center" style:justify-single-word="false"/>
      <style:text-properties style:text-position="0% 100%" fo:font-size="12pt" fo:language="pl" fo:country="PL" fo:font-weight="bold" officeooo:rsid="001338a9" officeooo:paragraph-rsid="001338a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8" style:family="paragraph" style:parent-style-name="Standard">
      <style:paragraph-properties fo:text-align="center" style:justify-single-word="false"/>
      <style:text-properties style:text-position="0% 100%" fo:font-size="12pt" fo:language="pl" fo:country="PL" fo:font-weight="bold" officeooo:rsid="001338a9" officeooo:paragraph-rsid="001486c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9" style:family="paragraph" style:parent-style-name="Standard">
      <style:paragraph-properties fo:text-align="center" style:justify-single-word="false"/>
      <style:text-properties style:text-position="0% 100%" fo:font-size="12pt" fo:language="pl" fo:country="PL" fo:font-weight="bold" officeooo:rsid="001338a9" officeooo:paragraph-rsid="001fc4a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0" style:family="paragraph" style:parent-style-name="Standard">
      <style:paragraph-properties fo:text-align="center" style:justify-single-word="false"/>
      <style:text-properties style:text-position="0% 100%" fo:font-size="12pt" fo:language="pl" fo:country="PL" fo:font-weight="bold" officeooo:rsid="001338a9" officeooo:paragraph-rsid="0031af5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1" style:family="paragraph" style:parent-style-name="Standard">
      <style:paragraph-properties fo:text-align="start" style:justify-single-word="false"/>
      <style:text-properties style:text-position="0% 100%" fo:font-size="12pt" fo:language="pl" fo:country="PL" officeooo:rsid="000da442" officeooo:paragraph-rsid="000da442" style:font-size-asian="12pt" style:language-asian="zxx" style:country-asian="none" style:font-size-complex="12pt" style:language-complex="zxx" style:country-complex="none"/>
    </style:style>
    <style:style style:name="P92" style:family="paragraph" style:parent-style-name="Standard">
      <style:paragraph-properties fo:text-align="start" style:justify-single-word="false"/>
      <style:text-properties style:text-position="0% 100%" fo:font-size="12pt" fo:language="pl" fo:country="PL" officeooo:rsid="000da442" officeooo:paragraph-rsid="001486c0" style:font-size-asian="12pt" style:language-asian="zxx" style:country-asian="none" style:font-size-complex="12pt" style:language-complex="zxx" style:country-complex="none"/>
    </style:style>
    <style:style style:name="P93" style:family="paragraph" style:parent-style-name="Standard">
      <style:paragraph-properties fo:text-align="start" style:justify-single-word="false"/>
      <style:text-properties style:text-position="0% 100%" fo:font-size="12pt" fo:language="pl" fo:country="PL" officeooo:rsid="000da442" officeooo:paragraph-rsid="001fc4a7" style:font-size-asian="12pt" style:language-asian="zxx" style:country-asian="none" style:font-size-complex="12pt" style:language-complex="zxx" style:country-complex="none"/>
    </style:style>
    <style:style style:name="P94" style:family="paragraph" style:parent-style-name="Standard">
      <style:paragraph-properties fo:text-align="start" style:justify-single-word="false"/>
      <style:text-properties style:text-position="0% 100%" fo:font-size="12pt" fo:language="pl" fo:country="PL" officeooo:rsid="000a5cba" officeooo:paragraph-rsid="001a0ddd" style:font-size-asian="12pt" style:language-asian="zxx" style:country-asian="none" style:font-size-complex="12pt" style:language-complex="zxx" style:country-complex="none"/>
    </style:style>
    <style:style style:name="P95" style:family="paragraph" style:parent-style-name="Standard">
      <style:paragraph-properties fo:text-align="start" style:justify-single-word="false"/>
      <style:text-properties style:text-position="0% 100%" fo:font-size="12pt" fo:language="pl" fo:country="PL" officeooo:rsid="002466a9" officeooo:paragraph-rsid="002466a9" style:font-size-asian="12pt" style:language-asian="zxx" style:country-asian="none" style:font-size-complex="12pt" style:language-complex="zxx" style:country-complex="none"/>
    </style:style>
    <style:style style:name="P96" style:family="paragraph" style:parent-style-name="Standard">
      <style:paragraph-properties fo:text-align="start" style:justify-single-word="false"/>
      <style:text-properties style:text-position="0% 100%" fo:font-size="9pt" fo:language="pl" fo:country="PL" officeooo:rsid="00048510" officeooo:paragraph-rsid="00300517" style:font-size-asian="7.84999990463257pt" style:language-asian="zxx" style:country-asian="none" style:font-size-complex="9pt" style:language-complex="zxx" style:country-complex="none"/>
    </style:style>
    <style:style style:name="P97" style:family="paragraph" style:parent-style-name="Standard">
      <style:paragraph-properties fo:text-align="start" style:justify-single-word="false"/>
      <style:text-properties style:text-position="0% 100%" fo:font-size="9pt" fo:language="pl" fo:country="PL" officeooo:rsid="000da442" officeooo:paragraph-rsid="0029ceda" style:font-size-asian="7.84999990463257pt" style:language-asian="zxx" style:country-asian="none" style:font-size-complex="9pt" style:language-complex="zxx" style:country-complex="none"/>
    </style:style>
    <style:style style:name="P98" style:family="paragraph" style:parent-style-name="Standard">
      <style:text-properties style:text-position="0% 100%" fo:language="pl" fo:country="PL" officeooo:rsid="00328523" officeooo:paragraph-rsid="0029ceda" style:language-asian="zxx" style:country-asian="none" style:language-complex="zxx" style:country-complex="none"/>
    </style:style>
    <style:style style:name="P99" style:family="paragraph" style:parent-style-name="Standard">
      <style:text-properties style:text-position="0% 100%" fo:language="pl" fo:country="PL" officeooo:rsid="0033a4ae" officeooo:paragraph-rsid="0029ceda" style:language-asian="zxx" style:country-asian="none" style:language-complex="zxx" style:country-complex="none"/>
    </style:style>
    <style:style style:name="P100" style:family="paragraph" style:parent-style-name="Standard">
      <style:paragraph-properties fo:text-align="start" style:justify-single-word="false"/>
      <style:text-properties fo:font-size="9pt" fo:language="pl" fo:country="PL" officeooo:rsid="0008af89" officeooo:paragraph-rsid="0029ceda" style:font-size-asian="7.84999990463257pt" style:language-asian="zxx" style:country-asian="none" style:font-size-complex="9pt" style:language-complex="zxx" style:country-complex="none"/>
    </style:style>
    <style:style style:name="P101" style:family="paragraph" style:parent-style-name="Standard">
      <style:paragraph-properties fo:text-align="start" style:justify-single-word="false"/>
      <style:text-properties fo:font-size="9pt" fo:language="pl" fo:country="PL" officeooo:rsid="000a5cba" officeooo:paragraph-rsid="0029ceda" style:font-size-asian="7.84999990463257pt" style:language-asian="zxx" style:country-asian="none" style:font-size-complex="9pt" style:language-complex="zxx" style:country-complex="none"/>
    </style:style>
    <style:style style:name="P102" style:family="paragraph" style:parent-style-name="Standard">
      <style:paragraph-properties fo:text-align="start" style:justify-single-word="false"/>
      <style:text-properties fo:font-size="9pt" fo:language="pl" fo:country="PL" fo:font-weight="bold" officeooo:rsid="0029ceda" officeooo:paragraph-rsid="0029ceda" style:font-size-asian="7.84999990463257pt" style:language-asian="zxx" style:country-asian="none" style:font-weight-asian="bold" style:font-size-complex="9pt" style:language-complex="zxx" style:country-complex="none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8pt" fo:language="pl" fo:country="PL" officeooo:rsid="000a5cba" officeooo:paragraph-rsid="0029ceda" style:font-size-asian="7pt" style:language-asian="zxx" style:country-asian="none" style:font-size-complex="8pt" style:language-complex="zxx" style:country-complex="none"/>
    </style:style>
    <style:style style:name="P104" style:family="paragraph" style:parent-style-name="Standard">
      <style:paragraph-properties fo:text-align="start" style:justify-single-word="false"/>
      <style:text-properties fo:font-size="8pt" fo:language="pl" fo:country="PL" officeooo:rsid="00048510" officeooo:paragraph-rsid="0029ceda" style:font-size-asian="7pt" style:language-asian="zxx" style:country-asian="none" style:font-size-complex="8pt" style:language-complex="zxx" style:country-complex="none"/>
    </style:style>
    <style:style style:name="P105" style:family="paragraph" style:parent-style-name="Standard">
      <style:text-properties fo:font-size="8pt" fo:language="pl" fo:country="PL" officeooo:rsid="00048510" officeooo:paragraph-rsid="0029ceda" style:font-size-asian="7pt" style:language-asian="zxx" style:country-asian="none" style:font-size-complex="8pt" style:language-complex="zxx" style:country-complex="none"/>
    </style:style>
    <style:style style:name="P106" style:family="paragraph" style:parent-style-name="Standard">
      <style:paragraph-properties fo:text-align="center" style:justify-single-word="false" fo:break-before="page"/>
      <style:text-properties fo:font-size="14pt" fo:language="pl" fo:country="PL" fo:font-weight="bold" officeooo:rsid="0008af89" officeooo:paragraph-rsid="0010f6a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7" style:family="paragraph" style:parent-style-name="Standard">
      <style:paragraph-properties fo:text-align="center" style:justify-single-word="false" fo:break-before="page"/>
      <style:text-properties fo:font-size="14pt" fo:language="pl" fo:country="PL" fo:font-weight="bold" officeooo:rsid="0008af89" officeooo:paragraph-rsid="001486c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8" style:family="paragraph" style:parent-style-name="Standard">
      <style:paragraph-properties fo:text-align="center" style:justify-single-word="false" fo:break-before="page"/>
      <style:text-properties fo:font-size="14pt" fo:language="pl" fo:country="PL" fo:font-weight="bold" officeooo:rsid="0008af89" officeooo:paragraph-rsid="001fc4a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9" style:family="paragraph" style:parent-style-name="Standard">
      <style:paragraph-properties fo:text-align="center" style:justify-single-word="false" fo:break-before="page"/>
      <style:text-properties fo:font-size="14pt" fo:language="pl" fo:country="PL" fo:font-weight="bold" officeooo:rsid="0008af89" officeooo:paragraph-rsid="0029ced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language="pl" fo:country="PL" style:language-asian="zxx" style:country-asian="none" style:language-complex="zxx" style:country-complex="none"/>
    </style:style>
    <style:style style:name="P111" style:family="paragraph" style:parent-style-name="Table_20_Contents">
      <style:paragraph-properties fo:text-align="center" style:justify-single-word="false"/>
      <style:text-properties fo:language="pl" fo:country="PL" officeooo:paragraph-rsid="000655dd" style:language-asian="zxx" style:country-asian="none" style:language-complex="zxx" style:country-complex="none"/>
    </style:style>
    <style:style style:name="P112" style:family="paragraph" style:parent-style-name="Table_20_Contents">
      <style:paragraph-properties fo:text-align="center" style:justify-single-word="false"/>
      <style:text-properties fo:language="pl" fo:country="PL" officeooo:paragraph-rsid="000f680e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fo:language="pl" fo:country="PL" officeooo:paragraph-rsid="002b5fad" style:language-asian="zxx" style:country-asian="none" style:language-complex="zxx" style:country-complex="none"/>
    </style:style>
    <style:style style:name="P114" style:family="paragraph" style:parent-style-name="Table_20_Contents">
      <style:paragraph-properties fo:text-align="center" style:justify-single-word="false"/>
      <style:text-properties fo:language="pl" fo:country="PL" officeooo:paragraph-rsid="002bd652" style:language-asian="zxx" style:country-asian="none" style:language-complex="zxx" style:country-complex="none"/>
    </style:style>
    <style:style style:name="P115" style:family="paragraph" style:parent-style-name="Table_20_Contents">
      <style:paragraph-properties fo:text-align="start" style:justify-single-word="false"/>
      <style:text-properties fo:language="pl" fo:country="PL" officeooo:rsid="00048510" officeooo:paragraph-rsid="00048510" style:language-asian="zxx" style:country-asian="none" style:language-complex="zxx" style:country-complex="none"/>
    </style:style>
    <style:style style:name="P116" style:family="paragraph" style:parent-style-name="Table_20_Contents">
      <style:paragraph-properties fo:text-align="start" style:justify-single-word="false"/>
      <style:text-properties fo:language="pl" fo:country="PL" officeooo:rsid="00048510" officeooo:paragraph-rsid="000655dd" style:language-asian="zxx" style:country-asian="none" style:language-complex="zxx" style:country-complex="none"/>
    </style:style>
    <style:style style:name="P117" style:family="paragraph" style:parent-style-name="Table_20_Contents">
      <style:paragraph-properties fo:text-align="start" style:justify-single-word="false"/>
      <style:text-properties fo:language="pl" fo:country="PL" officeooo:rsid="00048510" officeooo:paragraph-rsid="00077f25" style:language-asian="zxx" style:country-asian="none" style:language-complex="zxx" style:country-complex="none"/>
    </style:style>
    <style:style style:name="P118" style:family="paragraph" style:parent-style-name="Table_20_Contents">
      <style:paragraph-properties fo:text-align="start" style:justify-single-word="false"/>
      <style:text-properties fo:language="pl" fo:country="PL" officeooo:rsid="00048510" officeooo:paragraph-rsid="000f680e" style:language-asian="zxx" style:country-asian="none" style:language-complex="zxx" style:country-complex="none"/>
    </style:style>
    <style:style style:name="P119" style:family="paragraph" style:parent-style-name="Table_20_Contents">
      <style:paragraph-properties fo:text-align="start" style:justify-single-word="false"/>
      <style:text-properties fo:language="pl" fo:country="PL" officeooo:rsid="00048510" officeooo:paragraph-rsid="002b5fad" style:language-asian="zxx" style:country-asian="none" style:language-complex="zxx" style:country-complex="none"/>
    </style:style>
    <style:style style:name="P120" style:family="paragraph" style:parent-style-name="Table_20_Contents">
      <style:paragraph-properties fo:text-align="start" style:justify-single-word="false"/>
      <style:text-properties fo:language="pl" fo:country="PL" officeooo:rsid="00048510" officeooo:paragraph-rsid="002bd652" style:language-asian="zxx" style:country-asian="none" style:language-complex="zxx" style:country-complex="none"/>
    </style:style>
    <style:style style:name="P121" style:family="paragraph" style:parent-style-name="Table_20_Contents">
      <style:paragraph-properties fo:text-align="center" style:justify-single-word="false"/>
      <style:text-properties fo:language="pl" fo:country="PL" officeooo:rsid="00048510" officeooo:paragraph-rsid="00048510" style:language-asian="zxx" style:country-asian="none" style:language-complex="zxx" style:country-complex="none"/>
    </style:style>
    <style:style style:name="P122" style:family="paragraph" style:parent-style-name="Table_20_Contents">
      <style:paragraph-properties fo:text-align="center" style:justify-single-word="false"/>
      <style:text-properties fo:language="pl" fo:country="PL" officeooo:rsid="00048510" officeooo:paragraph-rsid="000655dd" style:language-asian="zxx" style:country-asian="none" style:language-complex="zxx" style:country-complex="none"/>
    </style:style>
    <style:style style:name="P123" style:family="paragraph" style:parent-style-name="Table_20_Contents">
      <style:paragraph-properties fo:text-align="center" style:justify-single-word="false"/>
      <style:text-properties fo:language="pl" fo:country="PL" officeooo:rsid="00048510" officeooo:paragraph-rsid="000f680e" style:language-asian="zxx" style:country-asian="none" style:language-complex="zxx" style:country-complex="none"/>
    </style:style>
    <style:style style:name="P124" style:family="paragraph" style:parent-style-name="Table_20_Contents">
      <style:paragraph-properties fo:text-align="center" style:justify-single-word="false"/>
      <style:text-properties fo:language="pl" fo:country="PL" officeooo:rsid="00048510" officeooo:paragraph-rsid="002b5fad" style:language-asian="zxx" style:country-asian="none" style:language-complex="zxx" style:country-complex="none"/>
    </style:style>
    <style:style style:name="P125" style:family="paragraph" style:parent-style-name="Table_20_Contents">
      <style:paragraph-properties fo:text-align="center" style:justify-single-word="false"/>
      <style:text-properties fo:language="pl" fo:country="PL" officeooo:rsid="00048510" officeooo:paragraph-rsid="002bd652" style:language-asian="zxx" style:country-asian="none" style:language-complex="zxx" style:country-complex="none"/>
    </style:style>
    <style:style style:name="P126" style:family="paragraph" style:parent-style-name="Table_20_Contents">
      <style:paragraph-properties fo:text-align="center" style:justify-single-word="false"/>
      <style:text-properties fo:language="pl" fo:country="PL" officeooo:rsid="00048510" officeooo:paragraph-rsid="0033a4ae" style:language-asian="zxx" style:country-asian="none" style:language-complex="zxx" style:country-complex="none"/>
    </style:style>
    <style:style style:name="P127" style:family="paragraph" style:parent-style-name="Table_20_Contents">
      <style:paragraph-properties fo:text-align="start" style:justify-single-word="false"/>
      <style:text-properties fo:language="pl" fo:country="PL" officeooo:rsid="00077f25" officeooo:paragraph-rsid="000655dd" style:language-asian="zxx" style:country-asian="none" style:language-complex="zxx" style:country-complex="none"/>
    </style:style>
    <style:style style:name="P128" style:family="paragraph" style:parent-style-name="Table_20_Contents">
      <style:paragraph-properties fo:text-align="start" style:justify-single-word="false"/>
      <style:text-properties fo:language="pl" fo:country="PL" officeooo:rsid="000f680e" officeooo:paragraph-rsid="000f680e" style:language-asian="zxx" style:country-asian="none" style:language-complex="zxx" style:country-complex="none"/>
    </style:style>
    <style:style style:name="P129" style:family="paragraph" style:parent-style-name="Table_20_Contents">
      <style:paragraph-properties fo:text-align="start" style:justify-single-word="false"/>
      <style:text-properties fo:language="pl" fo:country="PL" officeooo:rsid="000f680e" officeooo:paragraph-rsid="002bd652" style:language-asian="zxx" style:country-asian="none" style:language-complex="zxx" style:country-complex="none"/>
    </style:style>
    <style:style style:name="P130" style:family="paragraph" style:parent-style-name="Table_20_Contents">
      <style:paragraph-properties fo:text-align="center" style:justify-single-word="false"/>
      <style:text-properties fo:language="pl" fo:country="PL" officeooo:rsid="002bd652" officeooo:paragraph-rsid="002bd652" style:language-asian="zxx" style:country-asian="none" style:language-complex="zxx" style:country-complex="none"/>
    </style:style>
    <style:style style:name="P131" style:family="paragraph" style:parent-style-name="Table_20_Contents">
      <style:paragraph-properties fo:text-align="start" style:justify-single-word="false"/>
      <style:text-properties fo:language="pl" fo:country="PL" officeooo:rsid="0033a4ae" officeooo:paragraph-rsid="0033a4ae" style:language-asian="zxx" style:country-asian="none" style:language-complex="zxx" style:country-complex="none"/>
    </style:style>
    <style:style style:name="P132" style:family="paragraph" style:parent-style-name="Table_20_Contents">
      <style:paragraph-properties fo:text-align="start" style:justify-single-word="false"/>
      <style:text-properties fo:font-size="12pt" fo:language="pl" fo:country="PL" officeooo:rsid="000a5cba" style:font-size-asian="12pt" style:language-asian="zxx" style:country-asian="none" style:font-size-complex="12pt" style:language-complex="zxx" style:country-complex="none"/>
    </style:style>
    <style:style style:name="P133" style:family="paragraph" style:parent-style-name="Table_20_Contents">
      <style:paragraph-properties fo:text-align="start" style:justify-single-word="false"/>
      <style:text-properties fo:font-size="12pt" fo:language="pl" fo:country="PL" officeooo:rsid="000a5cba" officeooo:paragraph-rsid="000a5cba" style:font-size-asian="12pt" style:language-asian="zxx" style:country-asian="none" style:font-size-complex="12pt" style:language-complex="zxx" style:country-complex="none"/>
    </style:style>
    <style:style style:name="P134" style:family="paragraph" style:parent-style-name="Table_20_Contents">
      <style:paragraph-properties fo:text-align="start" style:justify-single-word="false"/>
      <style:text-properties fo:font-size="12pt" fo:language="pl" fo:country="PL" officeooo:rsid="000a5cba" officeooo:paragraph-rsid="000e43c5" style:font-size-asian="12pt" style:language-asian="zxx" style:country-asian="none" style:font-size-complex="12pt" style:language-complex="zxx" style:country-complex="none"/>
    </style:style>
    <style:style style:name="P135" style:family="paragraph" style:parent-style-name="Table_20_Contents">
      <style:paragraph-properties fo:text-align="start" style:justify-single-word="false"/>
      <style:text-properties fo:font-size="12pt" fo:language="pl" fo:country="PL" officeooo:rsid="000a5cba" officeooo:paragraph-rsid="001486c0" style:font-size-asian="12pt" style:language-asian="zxx" style:country-asian="none" style:font-size-complex="12pt" style:language-complex="zxx" style:country-complex="none"/>
    </style:style>
    <style:style style:name="P136" style:family="paragraph" style:parent-style-name="Table_20_Contents">
      <style:paragraph-properties fo:text-align="start" style:justify-single-word="false"/>
      <style:text-properties fo:font-size="12pt" fo:language="pl" fo:country="PL" officeooo:rsid="000a5cba" officeooo:paragraph-rsid="001a0ddd" style:font-size-asian="12pt" style:language-asian="zxx" style:country-asian="none" style:font-size-complex="12pt" style:language-complex="zxx" style:country-complex="none"/>
    </style:style>
    <style:style style:name="P137" style:family="paragraph" style:parent-style-name="Table_20_Contents">
      <style:paragraph-properties fo:text-align="start" style:justify-single-word="false"/>
      <style:text-properties fo:font-size="12pt" fo:language="pl" fo:country="PL" officeooo:rsid="000a5cba" officeooo:paragraph-rsid="001fc4a7" style:font-size-asian="12pt" style:language-asian="zxx" style:country-asian="none" style:font-size-complex="12pt" style:language-complex="zxx" style:country-complex="none"/>
    </style:style>
    <style:style style:name="P138" style:family="paragraph" style:parent-style-name="Table_20_Contents">
      <style:paragraph-properties fo:text-align="start" style:justify-single-word="false"/>
      <style:text-properties fo:font-size="12pt" fo:language="pl" fo:country="PL" officeooo:rsid="000a5cba" officeooo:paragraph-rsid="002466a9" style:font-size-asian="12pt" style:language-asian="zxx" style:country-asian="none" style:font-size-complex="12pt" style:language-complex="zxx" style:country-complex="none"/>
    </style:style>
    <style:style style:name="P139" style:family="paragraph" style:parent-style-name="Table_20_Contents">
      <style:paragraph-properties fo:text-align="start" style:justify-single-word="false"/>
      <style:text-properties fo:font-size="12pt" fo:language="pl" fo:country="PL" officeooo:rsid="000a5cba" officeooo:paragraph-rsid="0029ceda" style:font-size-asian="12pt" style:language-asian="zxx" style:country-asian="none" style:font-size-complex="12pt" style:language-complex="zxx" style:country-complex="none"/>
    </style:style>
    <style:style style:name="P140" style:family="paragraph" style:parent-style-name="Table_20_Contents">
      <style:paragraph-properties fo:text-align="start" style:justify-single-word="false"/>
      <style:text-properties fo:font-size="12pt" fo:language="pl" fo:country="PL" officeooo:rsid="000e43c5" officeooo:paragraph-rsid="000e43c5" style:font-size-asian="12pt" style:language-asian="zxx" style:country-asian="none" style:font-size-complex="12pt" style:language-complex="zxx" style:country-complex="none"/>
    </style:style>
    <style:style style:name="P141" style:family="paragraph" style:parent-style-name="Table_20_Contents">
      <style:paragraph-properties fo:text-align="start" style:justify-single-word="false"/>
      <style:text-properties fo:font-size="12pt" fo:language="pl" fo:country="PL" officeooo:rsid="000e43c5" officeooo:paragraph-rsid="001486c0" style:font-size-asian="12pt" style:language-asian="zxx" style:country-asian="none" style:font-size-complex="12pt" style:language-complex="zxx" style:country-complex="none"/>
    </style:style>
    <style:style style:name="P142" style:family="paragraph" style:parent-style-name="Table_20_Contents">
      <style:paragraph-properties fo:text-align="start" style:justify-single-word="false"/>
      <style:text-properties fo:font-size="12pt" fo:language="pl" fo:country="PL" officeooo:rsid="000e43c5" officeooo:paragraph-rsid="001fc4a7" style:font-size-asian="12pt" style:language-asian="zxx" style:country-asian="none" style:font-size-complex="12pt" style:language-complex="zxx" style:country-complex="none"/>
    </style:style>
    <style:style style:name="P143" style:family="paragraph" style:parent-style-name="Table_20_Contents">
      <style:paragraph-properties fo:text-align="start" style:justify-single-word="false"/>
      <style:text-properties fo:font-size="12pt" fo:language="pl" fo:country="PL" officeooo:rsid="000e43c5" officeooo:paragraph-rsid="0029ceda" style:font-size-asian="12pt" style:language-asian="zxx" style:country-asian="none" style:font-size-complex="12pt" style:language-complex="zxx" style:country-complex="none"/>
    </style:style>
    <style:style style:name="P144" style:family="paragraph" style:parent-style-name="Table_20_Contents">
      <style:paragraph-properties fo:text-align="start" style:justify-single-word="false"/>
      <style:text-properties fo:font-size="12pt" fo:language="pl" fo:country="PL" officeooo:rsid="00166f0c" officeooo:paragraph-rsid="00166f0c" style:font-size-asian="12pt" style:language-asian="zxx" style:country-asian="none" style:font-size-complex="12pt" style:language-complex="zxx" style:country-complex="none"/>
    </style:style>
    <style:style style:name="P145" style:family="paragraph" style:parent-style-name="Table_20_Contents">
      <style:paragraph-properties fo:text-align="start" style:justify-single-word="false"/>
      <style:text-properties fo:font-size="12pt" fo:language="pl" fo:country="PL" officeooo:rsid="001a0ddd" officeooo:paragraph-rsid="001a0ddd" style:font-size-asian="12pt" style:language-asian="zxx" style:country-asian="none" style:font-size-complex="12pt" style:language-complex="zxx" style:country-complex="none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pl" fo:country="PL" officeooo:rsid="001a0ddd" officeooo:paragraph-rsid="001fc4a7" style:font-size-asian="12pt" style:language-asian="zxx" style:country-asian="none" style:font-size-complex="12pt" style:language-complex="zxx" style:country-complex="none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pl" fo:country="PL" officeooo:rsid="001bce54" officeooo:paragraph-rsid="001bce54" style:font-size-asian="12pt" style:language-asian="zxx" style:country-asian="none" style:font-size-complex="12pt" style:language-complex="zxx" style:country-complex="none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pl" fo:country="PL" officeooo:rsid="002466a9" officeooo:paragraph-rsid="002466a9" style:font-size-asian="12pt" style:language-asian="zxx" style:country-asian="none" style:font-size-complex="12pt" style:language-complex="zxx" style:country-complex="none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pl" fo:country="PL" officeooo:rsid="00254ca6" officeooo:paragraph-rsid="00254ca6" style:font-size-asian="12pt" style:language-asian="zxx" style:country-asian="none" style:font-size-complex="12pt" style:language-complex="zxx" style:country-complex="none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pl" fo:country="PL" officeooo:rsid="002b5fad" officeooo:paragraph-rsid="002b5fad" style:font-size-asian="12pt" style:language-asian="zxx" style:country-asian="none" style:font-size-complex="12pt" style:language-complex="zxx" style:country-complex="none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pl" fo:country="PL" officeooo:rsid="00309b38" officeooo:paragraph-rsid="00309b38" style:font-size-asian="12pt" style:language-asian="zxx" style:country-asian="none" style:font-size-complex="12pt" style:language-complex="zxx" style:country-complex="none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language="pl" fo:country="PL" officeooo:rsid="00048510" officeooo:paragraph-rsid="000655dd" style:language-asian="zxx" style:country-asian="none" style:language-complex="zxx" style:country-complex="non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77f25"/>
    </style:style>
    <style:style style:name="T3" style:family="text">
      <style:text-properties style:text-position="sub 58%" officeooo:rsid="000bb719"/>
    </style:style>
    <style:style style:name="T4" style:family="text">
      <style:text-properties style:text-position="sub 58%" officeooo:rsid="000a5cba"/>
    </style:style>
    <style:style style:name="T5" style:family="text">
      <style:text-properties style:text-position="sub 58%" officeooo:rsid="002ed787"/>
    </style:style>
    <style:style style:name="T6" style:family="text">
      <style:text-properties style:text-position="sub 58%" officeooo:rsid="00300517"/>
    </style:style>
    <style:style style:name="T7" style:family="text">
      <style:text-properties style:text-position="sub 58%" officeooo:rsid="00048510"/>
    </style:style>
    <style:style style:name="T8" style:family="text">
      <style:text-properties style:text-position="sub 58%" officeooo:rsid="00328523"/>
    </style:style>
    <style:style style:name="T9" style:family="text">
      <style:text-properties officeooo:rsid="000655dd"/>
    </style:style>
    <style:style style:name="T10" style:family="text">
      <style:text-properties officeooo:rsid="00077f25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77f25"/>
    </style:style>
    <style:style style:name="T13" style:family="text">
      <style:text-properties style:text-position="0% 100%" officeooo:rsid="000bb719"/>
    </style:style>
    <style:style style:name="T14" style:family="text">
      <style:text-properties style:text-position="0% 100%" officeooo:rsid="000e43c5"/>
    </style:style>
    <style:style style:name="T15" style:family="text">
      <style:text-properties style:text-position="0% 100%" officeooo:rsid="000f680e"/>
    </style:style>
    <style:style style:name="T16" style:family="text">
      <style:text-properties style:text-position="0% 100%" officeooo:rsid="000da442"/>
    </style:style>
    <style:style style:name="T17" style:family="text">
      <style:text-properties style:text-position="0% 100%" fo:font-weight="bold" officeooo:rsid="000a5cba" style:font-weight-asian="bold" style:font-weight-complex="bold"/>
    </style:style>
    <style:style style:name="T18" style:family="text">
      <style:text-properties style:text-position="0% 100%" officeooo:rsid="00166f0c"/>
    </style:style>
    <style:style style:name="T19" style:family="text">
      <style:text-properties style:text-position="0% 100%" officeooo:rsid="0016fab1"/>
    </style:style>
    <style:style style:name="T20" style:family="text">
      <style:text-properties style:text-position="0% 100%" officeooo:rsid="0018a81c"/>
    </style:style>
    <style:style style:name="T21" style:family="text">
      <style:text-properties style:text-position="0% 100%" officeooo:rsid="001a0ddd"/>
    </style:style>
    <style:style style:name="T22" style:family="text">
      <style:text-properties style:text-position="0% 100%" officeooo:rsid="000a5cba"/>
    </style:style>
    <style:style style:name="T23" style:family="text">
      <style:text-properties style:text-position="0% 100%" officeooo:rsid="001dc915"/>
    </style:style>
    <style:style style:name="T24" style:family="text">
      <style:text-properties style:text-position="0% 100%" officeooo:rsid="00238d64"/>
    </style:style>
    <style:style style:name="T25" style:family="text">
      <style:text-properties style:text-position="0% 100%" officeooo:rsid="002466a9"/>
    </style:style>
    <style:style style:name="T26" style:family="text">
      <style:text-properties style:text-position="0% 100%" officeooo:rsid="00254ca6"/>
    </style:style>
    <style:style style:name="T27" style:family="text">
      <style:text-properties style:text-position="0% 100%" officeooo:rsid="002bd652"/>
    </style:style>
    <style:style style:name="T28" style:family="text">
      <style:text-properties style:text-position="0% 100%" officeooo:rsid="002ed787"/>
    </style:style>
    <style:style style:name="T29" style:family="text">
      <style:text-properties style:text-position="0% 100%" officeooo:rsid="00300517"/>
    </style:style>
    <style:style style:name="T30" style:family="text">
      <style:text-properties style:text-position="0% 100%" officeooo:rsid="00048510"/>
    </style:style>
    <style:style style:name="T31" style:family="text">
      <style:text-properties style:text-position="0% 100%" officeooo:rsid="00309b38"/>
    </style:style>
    <style:style style:name="T32" style:family="text">
      <style:text-properties style:text-position="0% 100%" officeooo:rsid="00328523"/>
    </style:style>
    <style:style style:name="T33" style:family="text">
      <style:text-properties style:text-position="0% 100%" officeooo:rsid="0033a4ae"/>
    </style:style>
    <style:style style:name="T34" style:family="text">
      <style:text-properties officeooo:rsid="00088a22"/>
    </style:style>
    <style:style style:name="T35" style:family="text">
      <style:text-properties officeooo:rsid="000a5cba"/>
    </style:style>
    <style:style style:name="T36" style:family="text">
      <style:text-properties officeooo:rsid="000bb719"/>
    </style:style>
    <style:style style:name="T37" style:family="text">
      <style:text-properties officeooo:rsid="000da442"/>
    </style:style>
    <style:style style:name="T38" style:family="text">
      <style:text-properties officeooo:rsid="000e135e"/>
    </style:style>
    <style:style style:name="T39" style:family="text">
      <style:text-properties officeooo:rsid="000e43c5"/>
    </style:style>
    <style:style style:name="T40" style:family="text">
      <style:text-properties officeooo:rsid="000f680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29ceda" style:font-weight-asian="bold" style:font-weight-complex="bold"/>
    </style:style>
    <style:style style:name="T43" style:family="text">
      <style:text-properties officeooo:rsid="001486c0"/>
    </style:style>
    <style:style style:name="T44" style:family="text">
      <style:text-properties officeooo:rsid="001629b1"/>
    </style:style>
    <style:style style:name="T45" style:family="text">
      <style:text-properties officeooo:rsid="00166f0c"/>
    </style:style>
    <style:style style:name="T46" style:family="text">
      <style:text-properties officeooo:rsid="0016fab1"/>
    </style:style>
    <style:style style:name="T47" style:family="text">
      <style:text-properties officeooo:rsid="0018a81c"/>
    </style:style>
    <style:style style:name="T48" style:family="text">
      <style:text-properties officeooo:rsid="001a0ddd"/>
    </style:style>
    <style:style style:name="T49" style:family="text">
      <style:text-properties officeooo:rsid="001bce54"/>
    </style:style>
    <style:style style:name="T50" style:family="text">
      <style:text-properties officeooo:rsid="001dc915"/>
    </style:style>
    <style:style style:name="T51" style:family="text">
      <style:text-properties officeooo:rsid="00224184"/>
    </style:style>
    <style:style style:name="T52" style:family="text">
      <style:text-properties officeooo:rsid="00231272"/>
    </style:style>
    <style:style style:name="T53" style:family="text">
      <style:text-properties officeooo:rsid="002466a9"/>
    </style:style>
    <style:style style:name="T54" style:family="text">
      <style:text-properties officeooo:rsid="0029ceda"/>
    </style:style>
    <style:style style:name="T55" style:family="text">
      <style:text-properties officeooo:rsid="002b5fad"/>
    </style:style>
    <style:style style:name="T56" style:family="text">
      <style:text-properties officeooo:rsid="002bd652"/>
    </style:style>
    <style:style style:name="T57" style:family="text">
      <style:text-properties officeooo:rsid="002daa5f"/>
    </style:style>
    <style:style style:name="T58" style:family="text">
      <style:text-properties officeooo:rsid="00300517"/>
    </style:style>
    <style:style style:name="T59" style:family="text">
      <style:text-properties officeooo:rsid="00309b38"/>
    </style:style>
    <style:style style:name="T60" style:family="text">
      <style:text-properties officeooo:rsid="00328523"/>
    </style:style>
    <style:style style:name="T61" style:family="text">
      <style:text-properties officeooo:rsid="0033a4ae"/>
    </style:style>
    <style:style style:name="T62" style:family="text">
      <style:text-properties officeooo:rsid="00357a04"/>
    </style:style>
    <style:style style:name="T63" style:family="text">
      <style:text-properties fo:language="pl" fo:country="PL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zygotowanie teoretyczne:</text:p>
      <text:p text:style-name="P8"/>
      <text:p text:style-name="P14">s – ciąg <text:span text:style-name="T10">znaków</text:span></text:p>
      <text:p text:style-name="P8"/>
      <text:p text:style-name="P31">Definicja mparen:</text:p>
      <text:p text:style-name="P15">mparen s::= e | (s) | ss</text:p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able:table table:name="Tabela1" table:style-name="Tabela1">
              <table:table-column table:style-name="Tabela1.A"/>
              <table:table-column table:style-name="Tabela1.B"/>
              <table:table-row table:style-name="Tabela1.1">
                <table:table-cell table:style-name="Tabela1.A1" office:value-type="string">
                  <text:p text:style-name="P110"/>
                </table:table-cell>
                <table:table-cell table:style-name="Tabela1.B1" table:number-rows-spanned="2" office:value-type="string">
                  <text:p text:style-name="P115">Meps</text:p>
                </table:table-cell>
              </table:table-row>
              <table:table-row table:style-name="Tabela1.2">
                <table:table-cell table:style-name="Tabela1.A2" office:value-type="string">
                  <text:p text:style-name="P121">e mparen</text:p>
                </table:table-cell>
                <table:covered-table-cell/>
              </table:table-row>
            </table:table>
            <text:p text:style-name="P9"/>
          </table:table-cell>
          <table:table-cell table:style-name="Tabela3.B1" office:value-type="string"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121">s mparen</text:p>
                </table:table-cell>
                <table:table-cell table:style-name="Tabela2.B1" table:number-rows-spanned="2" office:value-type="string">
                  <text:p text:style-name="P115">Mpar</text:p>
                </table:table-cell>
              </table:table-row>
              <table:table-row table:style-name="Tabela2.2">
                <table:table-cell table:style-name="Tabela2.A2" office:value-type="string">
                  <text:p text:style-name="P121">(s) mparen</text:p>
                </table:table-cell>
                <table:covered-table-cell/>
              </table:table-row>
            </table:table>
            <text:p text:style-name="P9"/>
          </table:table-cell>
          <table:table-cell table:style-name="Tabela3.C1" office:value-type="string">
            <table:table table:name="Tabela4" table:style-name="Tabela4">
              <table:table-column table:style-name="Tabela4.A"/>
              <table:table-column table:style-name="Tabela4.B"/>
              <table:table-row table:style-name="Tabela4.1">
                <table:table-cell table:style-name="Tabela4.A1" office:value-type="string">
                  <text:p text:style-name="P121">s<text:span text:style-name="T1">1 </text:span>mparen s<text:span text:style-name="T1">2</text:span> mparen</text:p>
                </table:table-cell>
                <table:table-cell table:style-name="Tabela4.B1" table:number-rows-spanned="2" office:value-type="string">
                  <text:p text:style-name="P115">M<text:span text:style-name="T10">seq</text:span></text:p>
                </table:table-cell>
              </table:table-row>
              <table:table-row table:style-name="Tabela4.2">
                <table:table-cell table:style-name="Tabela4.A2" office:value-type="string">
                  <text:p text:style-name="P121">s<text:span text:style-name="T1">1</text:span>s<text:span text:style-name="T1">2</text:span> mparen</text:p>
                </table:table-cell>
                <table:covered-table-cell/>
              </table:table-row>
            </table:table>
            <text:p text:style-name="P9"/>
          </table:table-cell>
        </table:table-row>
        <table:table-row table:style-name="Tabela3.2">
          <table:table-cell table:style-name="Tabela3.A2" office:value-type="string">
            <text:p text:style-name="P115">Ciąg pusty – e</text:p>
            <text:p text:style-name="P115">należy do mparen</text:p>
          </table:table-cell>
          <table:table-cell table:style-name="Tabela3.A2" office:value-type="string">
            <text:p text:style-name="P115">Jeżeli ciąg s jest mparen,</text:p>
            <text:p text:style-name="P115">to ciąg (s) jest mparen</text:p>
          </table:table-cell>
          <table:table-cell table:style-name="Tabela3.A2" office:value-type="string">
            <text:p text:style-name="P115">Jeżeli ciągi s<text:span text:style-name="T1">1</text:span>, s<text:span text:style-name="T1">2</text:span> są mparen,</text:p>
            <text:p text:style-name="P115">to ciąg s<text:span text:style-name="T1">1</text:span>s<text:span text:style-name="T1">2</text:span> jest mparen</text:p>
          </table:table-cell>
        </table:table-row>
      </table:table>
      <text:p text:style-name="P9"/>
      <text:p text:style-name="P32">Definicja <text:span text:style-name="T9">l</text:span>paren:</text:p>
      <text:p text:style-name="P16"><text:span text:style-name="T34">l</text:span>paren s::= e | (s)s</text:p>
      <text:p text:style-name="P10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able:table table:name="Tabela6" table:style-name="Tabela6">
              <table:table-column table:style-name="Tabela6.A"/>
              <table:table-column table:style-name="Tabela6.B"/>
              <table:table-row table:style-name="Tabela6.1">
                <table:table-cell table:style-name="Tabela6.A1" office:value-type="string">
                  <text:p text:style-name="P111"/>
                </table:table-cell>
                <table:table-cell table:style-name="Tabela6.B1" table:number-rows-spanned="2" office:value-type="string">
                  <text:p text:style-name="P116"><text:span text:style-name="T10">L</text:span>eps</text:p>
                </table:table-cell>
              </table:table-row>
              <table:table-row table:style-name="Tabela6.2">
                <table:table-cell table:style-name="Tabela6.A2" office:value-type="string">
                  <text:p text:style-name="P122">e <text:span text:style-name="T10">l</text:span>paren</text:p>
                </table:table-cell>
                <table:covered-table-cell/>
              </table:table-row>
            </table:table>
            <text:p text:style-name="P10"/>
          </table:table-cell>
          <table:table-cell table:style-name="Tabela5.B1" office:value-type="string">
            <table:table table:name="Tabela8" table:style-name="Tabela8">
              <table:table-column table:style-name="Tabela8.A"/>
              <table:table-column table:style-name="Tabela8.B"/>
              <table:table-row table:style-name="Tabela8.1">
                <table:table-cell table:style-name="Tabela8.A1" office:value-type="string">
                  <text:p text:style-name="P122">s<text:span text:style-name="T1">1 </text:span><text:span text:style-name="T2"><text:s/></text:span><text:span text:style-name="T12">l</text:span>paren s<text:span text:style-name="T1">2</text:span> <text:span text:style-name="T10">l</text:span>paren</text:p>
                </table:table-cell>
                <table:table-cell table:style-name="Tabela8.B1" table:number-rows-spanned="2" office:value-type="string">
                  <text:p text:style-name="P127">Lseq</text:p>
                </table:table-cell>
              </table:table-row>
              <table:table-row table:style-name="Tabela8.2">
                <table:table-cell table:style-name="Tabela8.A2" office:value-type="string">
                  <text:p text:style-name="P122"><text:span text:style-name="T10">(</text:span>s<text:span text:style-name="T1">1</text:span><text:span text:style-name="T12">)</text:span>s<text:span text:style-name="T1">2</text:span> <text:span text:style-name="T10">l</text:span>paren</text:p>
                </table:table-cell>
                <table:covered-table-cell/>
              </table:table-row>
            </table:table>
            <text:p text:style-name="P10"/>
          </table:table-cell>
        </table:table-row>
        <table:table-row table:style-name="Tabela5.2">
          <table:table-cell table:style-name="Tabela5.A2" office:value-type="string">
            <text:p text:style-name="P152">Ciąg pusty – e</text:p>
            <text:p text:style-name="P116">należy do <text:span text:style-name="T10">l</text:span>paren</text:p>
          </table:table-cell>
          <table:table-cell table:style-name="Tabela5.A2" office:value-type="string">
            <text:p text:style-name="P116">Jeżeli ciągi s<text:span text:style-name="T1">1</text:span>, s<text:span text:style-name="T1">2</text:span> są <text:span text:style-name="T10">l</text:span>paren,</text:p>
            <text:p text:style-name="P117">to ciąg <text:span text:style-name="T10">(</text:span>s<text:span text:style-name="T1">1</text:span><text:span text:style-name="T12">)</text:span>s<text:span text:style-name="T1">2</text:span> jest <text:span text:style-name="T10">l</text:span>paren</text:p>
          </table:table-cell>
        </table:table-row>
      </table:table>
      <text:p text:style-name="P10"/>
      <text:p text:style-name="P33">Definicja <text:span text:style-name="T40">t</text:span>paren:</text:p>
      <text:p text:style-name="P17"><text:span text:style-name="T34">l</text:span>paren s::= e | s<text:span text:style-name="T40">(</text:span>s<text:span text:style-name="T40">)</text:span></text:p>
      <text:p text:style-name="P1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able:table table:name="Tabela11" table:style-name="Tabela11">
              <table:table-column table:style-name="Tabela11.A"/>
              <table:table-column table:style-name="Tabela11.B"/>
              <table:table-row table:style-name="Tabela11.1">
                <table:table-cell table:style-name="Tabela11.A1" office:value-type="string">
                  <text:p text:style-name="P112"/>
                </table:table-cell>
                <table:table-cell table:style-name="Tabela11.B1" table:number-rows-spanned="2" office:value-type="string">
                  <text:p text:style-name="P118"><text:span text:style-name="T40">T</text:span>eps</text:p>
                </table:table-cell>
              </table:table-row>
              <table:table-row table:style-name="Tabela11.2">
                <table:table-cell table:style-name="Tabela11.A2" office:value-type="string">
                  <text:p text:style-name="P123">e <text:span text:style-name="T40">t</text:span>paren</text:p>
                </table:table-cell>
                <table:covered-table-cell/>
              </table:table-row>
            </table:table>
            <text:p text:style-name="P11"/>
          </table:table-cell>
          <table:table-cell table:style-name="Tabela10.B1" office:value-type="string">
            <table:table table:name="Tabela12" table:style-name="Tabela12">
              <table:table-column table:style-name="Tabela12.A"/>
              <table:table-column table:style-name="Tabela12.B"/>
              <table:table-row table:style-name="Tabela12.1">
                <table:table-cell table:style-name="Tabela12.A1" office:value-type="string">
                  <text:p text:style-name="P123">s<text:span text:style-name="T1">1 </text:span><text:span text:style-name="T27">t</text:span>paren s<text:span text:style-name="T1">2</text:span> <text:span text:style-name="T56">t</text:span>paren</text:p>
                </table:table-cell>
                <table:table-cell table:style-name="Tabela12.B1" table:number-rows-spanned="2" office:value-type="string">
                  <text:p text:style-name="P128">Tseq</text:p>
                </table:table-cell>
              </table:table-row>
              <table:table-row table:style-name="Tabela12.2">
                <table:table-cell table:style-name="Tabela12.A2" office:value-type="string">
                  <text:p text:style-name="P123">s<text:span text:style-name="T1">1</text:span><text:span text:style-name="T15">(</text:span>s<text:span text:style-name="T1">2</text:span><text:span text:style-name="T15">)</text:span> <text:span text:style-name="T56">t</text:span>paren</text:p>
                </table:table-cell>
                <table:covered-table-cell/>
              </table:table-row>
            </table:table>
            <text:p text:style-name="P11"/>
          </table:table-cell>
        </table:table-row>
        <table:table-row table:style-name="Tabela10.2">
          <table:table-cell table:style-name="Tabela10.A2" office:value-type="string">
            <text:p text:style-name="P118">Ciąg pusty – e</text:p>
            <text:p text:style-name="P118">należy do <text:span text:style-name="T40">t</text:span>paren</text:p>
          </table:table-cell>
          <table:table-cell table:style-name="Tabela10.A2" office:value-type="string">
            <text:p text:style-name="P118">Jeżeli ciągi s<text:span text:style-name="T1">1</text:span>, s<text:span text:style-name="T1">2</text:span> są <text:span text:style-name="T40">t</text:span>paren,</text:p>
            <text:p text:style-name="P118">to ciąg <text:span text:style-name="T10">(</text:span>s<text:span text:style-name="T1">1</text:span><text:span text:style-name="T12">)</text:span>s<text:span text:style-name="T1">2</text:span> jest <text:span text:style-name="T40">t</text:span>paren</text:p>
          </table:table-cell>
        </table:table-row>
      </table:table>
      <text:p text:style-name="P11"/>
      <text:p text:style-name="P11"/>
      <text:p text:style-name="P11"/>
      <text:p text:style-name="P11"/>
      <text:p text:style-name="P18"><text:span text:style-name="T62">Oraz n</text:span>a podstawie wykładów dr Pawła Gładkiego:</text:p>
      <text:p text:style-name="P18"/>
      <text:p text:style-name="P1"><text:span text:style-name="T63">Indukcja: <text:tab/><text:tab/><text:tab/></text:span><text:a xlink:type="simple" xlink:href="http://www.math.us.edu.pl/~pgladki/teaching/2013-2014/log_w03.pdf" text:style-name="Internet_20_link" text:visited-style-name="Visited_20_Internet_20_Link">http://www.math.us.edu.pl/~pgladki/teaching/2013-2014/log_w03.pdf</text:a></text:p>
      <text:p text:style-name="P1"><text:span text:style-name="T63">Strategie dowodowe: <text:tab/><text:tab/></text:span><text:a xlink:type="simple" xlink:href="http://www.math.us.edu.pl/~pgladki/teaching/2013-2014/log_w04.pdf" text:style-name="Internet_20_link" text:visited-style-name="Visited_20_Internet_20_Link">http://www.math.us.edu.pl/~pgladki/teaching/2013-2014/log_w04.pdf</text:a></text:p>
      <text:p text:style-name="P18"/>
      <text:p text:style-name="P10"/>
      <text:p text:style-name="P3"><text:line-break/></text:p>
      <text:p text:style-name="P106">Twierdzenie 1</text:p>
      <text:p text:style-name="P4"/>
      <text:p text:style-name="P34">Jeśli s lparen to s mparen</text:p>
      <text:p text:style-name="P39"/>
      <text:p text:style-name="P39">Założenie: <text:tab/>s lparen</text:p>
      <text:p text:style-name="P39">Teza:<text:tab/><text:tab/>s mparen</text:p>
      <text:p text:style-name="P39"/>
      <text:p text:style-name="P73">Dowód przez indukcję <text:span text:style-name="T62">i</text:span> zastosowanie lematu.</text:p>
      <text:p text:style-name="P73"/>
      <text:p text:style-name="P73"/>
      <text:p text:style-name="P76">Lemat</text:p>
      <text:p text:style-name="P43">Jeśli s lparen, to s = e lub s = (s<text:span text:style-name="T1">1</text:span><text:span text:style-name="T11">)</text:span>s<text:span text:style-name="T1">2</text:span>, gdzie s<text:span text:style-name="T1">1</text:span> lparen s<text:span text:style-name="T1">2 <text:s/></text:span>lparen.</text:p>
      <text:p text:style-name="P43">(Innymi słowy <text:span text:style-name="T45">s </text:span>lparen powstało z reguły Leps lub Lseq).</text:p>
      <text:p text:style-name="P43"/>
      <text:p text:style-name="P46"/>
      <text:p text:style-name="P46"><text:span text:style-name="T41">Krok 1</text:span> – sprawdzenie prawdziwości osądu s <text:span text:style-name="T38">m</text:span>paren dla s = e</text:p>
      <text:p text:style-name="P46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33">(I)</text:p>
          </table:table-cell>
          <table:table-cell table:style-name="Tabela7.A1" office:value-type="string">
            <text:p text:style-name="P133">s = e</text:p>
          </table:table-cell>
          <table:table-cell table:style-name="Tabela7.A1" office:value-type="string">
            <text:p text:style-name="P132">z założenia dla kroku 1</text:p>
          </table:table-cell>
        </table:table-row>
        <table:table-row>
          <table:table-cell table:style-name="Tabela7.A1" office:value-type="string">
            <text:p text:style-name="P133">(II)</text:p>
          </table:table-cell>
          <table:table-cell table:style-name="Tabela7.A1" office:value-type="string">
            <text:p text:style-name="P133">e <text:span text:style-name="T37">m</text:span>paren</text:p>
          </table:table-cell>
          <table:table-cell table:style-name="Tabela7.A1" office:value-type="string">
            <text:p text:style-name="P133">z reguły <text:span text:style-name="T37">M</text:span>eps</text:p>
          </table:table-cell>
        </table:table-row>
        <table:table-row>
          <table:table-cell table:style-name="Tabela7.A1" office:value-type="string">
            <text:p text:style-name="P133">(III)</text:p>
          </table:table-cell>
          <table:table-cell table:style-name="Tabela7.A1" office:value-type="string">
            <text:p text:style-name="P133">s <text:span text:style-name="T37">m</text:span>paren</text:p>
          </table:table-cell>
          <table:table-cell table:style-name="Tabela7.A1" office:value-type="string">
            <text:p text:style-name="P133">z (I) i (II)</text:p>
          </table:table-cell>
        </table:table-row>
      </table:table>
      <text:p text:style-name="P46"/>
      <text:p text:style-name="P46"/>
      <text:p text:style-name="P47"><text:span text:style-name="T41">Krok 2</text:span> – sprawdzenie prawdziwości osądu s <text:span text:style-name="T38">m</text:span>paren dla <text:s/>s = (s<text:span text:style-name="T1">1</text:span><text:span text:style-name="T11">)</text:span>s<text:span text:style-name="T1">2</text:span></text:p>
      <text:p text:style-name="P85"/>
      <text:p text:style-name="P87">Indukcja</text:p>
      <text:p text:style-name="P58"><text:span text:style-name="T17"><text:tab/><text:tab/><text:tab/></text:span><text:span text:style-name="T35">Założenie indukcyjne:<text:tab/>s</text:span><text:span text:style-name="T3">1</text:span><text:span text:style-name="T13"> mparen, s</text:span><text:span text:style-name="T3">2</text:span><text:span text:style-name="T13"> mparen</text:span></text:p>
      <text:p text:style-name="P48"><text:span text:style-name="T13"><text:tab/><text:tab/><text:tab/>T</text:span><text:span text:style-name="T16">eza indukcyjna:<text:tab/><text:tab/>s mparen</text:span></text:p>
      <text:p text:style-name="P91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133">(I)</text:p>
          </table:table-cell>
          <table:table-cell table:style-name="Tabela9.A1" office:value-type="string">
            <text:p text:style-name="P49"><text:span text:style-name="T13">s = (s</text:span><text:span text:style-name="T3">1</text:span><text:span text:style-name="T13">)s</text:span><text:span text:style-name="T3">2</text:span></text:p>
          </table:table-cell>
          <table:table-cell table:style-name="Tabela9.A1" office:value-type="string">
            <text:p text:style-name="P133">z założenia dla kroku 2</text:p>
          </table:table-cell>
        </table:table-row>
        <table:table-row>
          <table:table-cell table:style-name="Tabela9.A1" office:value-type="string">
            <text:p text:style-name="P133">(I<text:span text:style-name="T39">I</text:span>)</text:p>
          </table:table-cell>
          <table:table-cell table:style-name="Tabela9.A1" office:value-type="string">
            <text:p text:style-name="P49"><text:span text:style-name="T36">s</text:span><text:span text:style-name="T3">1</text:span><text:span text:style-name="T13"> mparen</text:span></text:p>
          </table:table-cell>
          <table:table-cell table:style-name="Tabela9.A1" office:value-type="string">
            <text:p text:style-name="P133">z założenia indukcyjnego</text:p>
          </table:table-cell>
        </table:table-row>
        <table:table-row>
          <table:table-cell table:style-name="Tabela9.A1" office:value-type="string">
            <text:p text:style-name="P133">(II<text:span text:style-name="T39">I</text:span>)</text:p>
          </table:table-cell>
          <table:table-cell table:style-name="Tabela9.A1" office:value-type="string">
            <text:p text:style-name="P49"><text:span text:style-name="T13">s</text:span><text:span text:style-name="T3">2</text:span><text:span text:style-name="T13"> mparen</text:span></text:p>
          </table:table-cell>
          <table:table-cell table:style-name="Tabela9.A1" office:value-type="string">
            <text:p text:style-name="P134">z założenia <text:span text:style-name="T39">i</text:span>ndukcyjnego</text:p>
          </table:table-cell>
        </table:table-row>
        <table:table-row>
          <table:table-cell table:style-name="Tabela9.A1" office:value-type="string">
            <text:p text:style-name="P133">(I<text:span text:style-name="T39">V</text:span>)</text:p>
          </table:table-cell>
          <table:table-cell table:style-name="Tabela9.A1" office:value-type="string">
            <text:p text:style-name="P49"><text:span text:style-name="T39">(s</text:span><text:span text:style-name="T3">1</text:span><text:span text:style-name="T14">)</text:span><text:span text:style-name="T13"> mparen</text:span></text:p>
          </table:table-cell>
          <table:table-cell table:style-name="Tabela9.A1" office:value-type="string">
            <text:p text:style-name="P140">z reguły Mpar</text:p>
          </table:table-cell>
        </table:table-row>
        <table:table-row>
          <table:table-cell table:style-name="Tabela9.A1" office:value-type="string">
            <text:p text:style-name="P133">(<text:span text:style-name="T39">V</text:span>)</text:p>
          </table:table-cell>
          <table:table-cell table:style-name="Tabela9.A1" office:value-type="string">
            <text:p text:style-name="P49"><text:span text:style-name="T39">(s</text:span><text:span text:style-name="T3">1</text:span><text:span text:style-name="T14">)</text:span><text:span text:style-name="T13">s</text:span><text:span text:style-name="T3">2</text:span><text:span text:style-name="T13"> mparen</text:span></text:p>
          </table:table-cell>
          <table:table-cell table:style-name="Tabela9.A1" office:value-type="string">
            <text:p text:style-name="P140">z reguły Mseq dla (IV) i (III)</text:p>
          </table:table-cell>
        </table:table-row>
        <table:table-row>
          <table:table-cell table:style-name="Tabela9.A1" office:value-type="string">
            <text:p text:style-name="P140">(VI)</text:p>
          </table:table-cell>
          <table:table-cell table:style-name="Tabela9.A1" office:value-type="string">
            <text:p text:style-name="P62">s mparen</text:p>
          </table:table-cell>
          <table:table-cell table:style-name="Tabela9.A1" office:value-type="string">
            <text:p text:style-name="P140">z (I) i (V)</text:p>
          </table:table-cell>
        </table:table-row>
      </table:table>
      <text:p text:style-name="P19"/>
      <text:p text:style-name="P19"/>
      <text:p text:style-name="P19"/>
      <text:p text:style-name="P20">Z lematu wynika, że jeżeli s lparen, to s może być stworzone na jeden z dwóch sposobów, </text:p>
      <text:p text:style-name="P20">dla których dowiedliśmy, że pociągają s mparen. Zatem udowodniliśmy twierdzenie.</text:p>
      <text:p text:style-name="P107">Twierdzenie <text:span text:style-name="T43">2</text:span></text:p>
      <text:p text:style-name="P5"/>
      <text:p text:style-name="P35">Jeśli s <text:span text:style-name="T43">t</text:span>paren <text:span text:style-name="T43">oraz s' tparen </text:span>to s<text:span text:style-name="T43">s'</text:span> <text:span text:style-name="T43">t</text:span>paren</text:p>
      <text:p text:style-name="P40"/>
      <text:p text:style-name="P40">Założeni<text:span text:style-name="T44">a</text:span>: <text:tab/>s <text:span text:style-name="T44">t</text:span>paren, <text:span text:style-name="T44">s' tparen</text:span></text:p>
      <text:p text:style-name="P40">Teza:<text:tab/><text:tab/>s<text:span text:style-name="T44">s'</text:span> <text:span text:style-name="T44">t</text:span>paren</text:p>
      <text:p text:style-name="P40"/>
      <text:p text:style-name="P74">Dowód przez indukcję <text:span text:style-name="T62">i</text:span> zastosowanie lematu.</text:p>
      <text:p text:style-name="P63">Założenie główne <text:span text:style-name="T45">(</text:span>s tparen<text:span text:style-name="T45">)</text:span> jest przyjęte jako pewnik, </text:p>
      <text:p text:style-name="P81">do lematu <text:span text:style-name="T45">ze względu na strukturę rozpatrywane będzie</text:span> jedynie s'.</text:p>
      <text:p text:style-name="P82"/>
      <text:p text:style-name="P77">Lemat</text:p>
      <text:p text:style-name="P44">Jeśli s<text:span text:style-name="T44">'</text:span> <text:span text:style-name="T44">t</text:span>paren, to s<text:span text:style-name="T44">'</text:span> = e lub s<text:span text:style-name="T44">'</text:span> = s<text:span text:style-name="T1">1</text:span><text:span text:style-name="T18">(</text:span>s<text:span text:style-name="T1">2</text:span><text:span text:style-name="T18">)</text:span>, gdzie s<text:span text:style-name="T1">1</text:span> <text:span text:style-name="T45">t</text:span>paren s<text:span text:style-name="T1">2 <text:s/></text:span><text:span text:style-name="T23">t</text:span>paren.</text:p>
      <text:p text:style-name="P44">(Innymi słowy <text:span text:style-name="T45">s' t</text:span>paren powstało z reguły <text:span text:style-name="T45">T</text:span>eps lub <text:span text:style-name="T45">T</text:span>seq).</text:p>
      <text:p text:style-name="P44"/>
      <text:p text:style-name="P50"/>
      <text:p text:style-name="P50"><text:span text:style-name="T41">Krok 1</text:span> – sprawdzenie prawdziwości osądu <text:span text:style-name="T45">s</text:span>s<text:span text:style-name="T45">'</text:span> <text:span text:style-name="T45">t</text:span>paren dla s<text:span text:style-name="T45">'</text:span> = e</text:p>
      <text:p text:style-name="P50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135">(I)</text:p>
          </table:table-cell>
          <table:table-cell table:style-name="Tabela13.A1" office:value-type="string">
            <text:p text:style-name="P135">s <text:span text:style-name="T45">tparen</text:span></text:p>
          </table:table-cell>
          <table:table-cell table:style-name="Tabela13.A1" office:value-type="string">
            <text:p text:style-name="P135">z założenia <text:span text:style-name="T45">głównego</text:span></text:p>
          </table:table-cell>
        </table:table-row>
        <table:table-row>
          <table:table-cell table:style-name="Tabela13.A1" office:value-type="string">
            <text:p text:style-name="P135">(I<text:span text:style-name="T45">I)</text:span></text:p>
          </table:table-cell>
          <table:table-cell table:style-name="Tabela13.A1" office:value-type="string">
            <text:p text:style-name="P135">s<text:span text:style-name="T45">'</text:span> = e</text:p>
          </table:table-cell>
          <table:table-cell table:style-name="Tabela13.A1" office:value-type="string">
            <text:p text:style-name="P135">z założenia dla kroku 1</text:p>
          </table:table-cell>
        </table:table-row>
        <table:table-row>
          <table:table-cell table:style-name="Tabela13.A1" office:value-type="string">
            <text:p text:style-name="P135">(II<text:span text:style-name="T45">I</text:span>)</text:p>
          </table:table-cell>
          <table:table-cell table:style-name="Tabela13.A1" office:value-type="string">
            <text:p text:style-name="P144">ss' = <text:span text:style-name="T53">se = e</text:span></text:p>
          </table:table-cell>
          <table:table-cell table:style-name="Tabela13.A1" office:value-type="string">
            <text:p text:style-name="P144">wniosek z (II)</text:p>
          </table:table-cell>
        </table:table-row>
        <table:table-row>
          <table:table-cell table:style-name="Tabela13.A1" office:value-type="string">
            <text:p text:style-name="P135">(III)</text:p>
          </table:table-cell>
          <table:table-cell table:style-name="Tabela13.A1" office:value-type="string">
            <text:p text:style-name="P135"><text:span text:style-name="T45">s</text:span>s<text:span text:style-name="T45">'</text:span> <text:span text:style-name="T45">t</text:span>paren</text:p>
          </table:table-cell>
          <table:table-cell table:style-name="Tabela13.A1" office:value-type="string">
            <text:p text:style-name="P135">z (I) i (II<text:span text:style-name="T45">I</text:span>)</text:p>
          </table:table-cell>
        </table:table-row>
      </table:table>
      <text:p text:style-name="P50"/>
      <text:p text:style-name="P50"/>
      <text:p text:style-name="P51"><text:span text:style-name="T41">Krok 2</text:span> – sprawdzenie prawdziwości osądu s<text:span text:style-name="T45">s'</text:span> <text:span text:style-name="T47">t</text:span>paren dla <text:s/>s<text:span text:style-name="T46">'</text:span> = s<text:span text:style-name="T1">1</text:span><text:span text:style-name="T19">(</text:span>s<text:span text:style-name="T1">2</text:span><text:span text:style-name="T19">), </text:span><text:span text:style-name="T21">gdzie <text:s/></text:span><text:span text:style-name="T11">s</text:span><text:span text:style-name="T3">1</text:span><text:span text:style-name="T13"> </text:span><text:span text:style-name="T20">t</text:span><text:span text:style-name="T13">paren, </text:span><text:span text:style-name="T11">s</text:span><text:span text:style-name="T1">2 </text:span><text:span text:style-name="T21">tparen</text:span></text:p>
      <text:p text:style-name="P86"/>
      <text:p text:style-name="P88">Indukcja</text:p>
      <text:p text:style-name="P59"><text:span text:style-name="T17"><text:tab/><text:tab/><text:tab/></text:span><text:span text:style-name="T35">Założenie indukcyjne:<text:tab/></text:span><text:span text:style-name="T16">s</text:span><text:span text:style-name="T22">s</text:span><text:span text:style-name="T3">1</text:span><text:span text:style-name="T16"> </text:span><text:span text:style-name="T20">t</text:span><text:span text:style-name="T16">paren</text:span></text:p>
      <text:p text:style-name="P51"><text:span text:style-name="T13"><text:tab/><text:tab/><text:tab/>T</text:span><text:span text:style-name="T16">eza indukcyjna:<text:tab/><text:tab/>s</text:span><text:span text:style-name="T21">s'</text:span><text:span text:style-name="T16"> </text:span><text:span text:style-name="T20">t</text:span><text:span text:style-name="T16">paren</text:span></text:p>
      <text:p text:style-name="P92"/>
      <table:table table:name="Tabela14" table:style-name="Tabela14">
        <table:table-column table:style-name="Tabela14.A"/>
        <table:table-column table:style-name="Tabela14.B"/>
        <table:table-column table:style-name="Tabela14.C"/>
        <table:table-row>
          <table:table-cell table:style-name="Tabela14.A1" office:value-type="string">
            <text:p text:style-name="P135">(I)</text:p>
          </table:table-cell>
          <table:table-cell table:style-name="Tabela14.A1" office:value-type="string">
            <text:p text:style-name="P135">s <text:span text:style-name="T45">tparen</text:span></text:p>
          </table:table-cell>
          <table:table-cell table:style-name="Tabela14.A1" office:value-type="string">
            <text:p text:style-name="P135">z założenia <text:span text:style-name="T45">głównego</text:span></text:p>
          </table:table-cell>
        </table:table-row>
        <table:table-row>
          <table:table-cell table:style-name="Tabela14.A1" office:value-type="string">
            <text:p text:style-name="P135">(<text:span text:style-name="T47">II</text:span>)</text:p>
          </table:table-cell>
          <table:table-cell table:style-name="Tabela14.A1" office:value-type="string">
            <text:p text:style-name="P94">s<text:span text:style-name="T46">'</text:span> = s<text:span text:style-name="T1">1</text:span><text:span text:style-name="T46">(</text:span>s<text:span text:style-name="T1">2</text:span><text:span text:style-name="T46">)</text:span></text:p>
          </table:table-cell>
          <table:table-cell table:style-name="Tabela14.A1" office:value-type="string">
            <text:p text:style-name="P135">z założenia dla kroku 2</text:p>
          </table:table-cell>
        </table:table-row>
        <table:table-row>
          <table:table-cell table:style-name="Tabela14.A1" office:value-type="string">
            <text:p text:style-name="P135">(<text:span text:style-name="T47">III</text:span>)</text:p>
          </table:table-cell>
          <table:table-cell table:style-name="Tabela14.A1" office:value-type="string">
            <text:p text:style-name="P50"><text:span text:style-name="T13">s</text:span><text:span text:style-name="T3">2</text:span><text:span text:style-name="T13"> </text:span><text:span text:style-name="T20">t</text:span><text:span text:style-name="T13">paren</text:span></text:p>
          </table:table-cell>
          <table:table-cell table:style-name="Tabela14.A1" office:value-type="string">
            <text:p text:style-name="P136">z założenia dla kroku 2</text:p>
          </table:table-cell>
        </table:table-row>
        <table:table-row>
          <table:table-cell table:style-name="Tabela14.A1" office:value-type="string">
            <text:p text:style-name="P135">(I<text:span text:style-name="T49">V</text:span>)</text:p>
          </table:table-cell>
          <table:table-cell table:style-name="Tabela14.A1" office:value-type="string">
            <text:p text:style-name="P64"><text:span text:style-name="T13">s</text:span><text:span text:style-name="T11">s</text:span><text:span text:style-name="T1">1 </text:span><text:span text:style-name="T11">tparen</text:span></text:p>
          </table:table-cell>
          <table:table-cell table:style-name="Tabela14.A1" office:value-type="string">
            <text:p text:style-name="P136">z założenia <text:span text:style-name="T48">indukcyjnego</text:span></text:p>
          </table:table-cell>
        </table:table-row>
        <table:table-row>
          <table:table-cell table:style-name="Tabela14.A1" office:value-type="string">
            <text:p text:style-name="P135">(<text:span text:style-name="T39">V</text:span>)</text:p>
          </table:table-cell>
          <table:table-cell table:style-name="Tabela14.A1" office:value-type="string">
            <text:p text:style-name="P65"><text:span text:style-name="T13">s</text:span><text:span text:style-name="T11">s</text:span><text:span text:style-name="T1">1</text:span><text:span text:style-name="T19">(</text:span><text:span text:style-name="T22">s</text:span><text:span text:style-name="T4">2</text:span><text:span text:style-name="T19">)</text:span><text:span text:style-name="T1"> </text:span><text:span text:style-name="T11">tparen</text:span></text:p>
          </table:table-cell>
          <table:table-cell table:style-name="Tabela14.A1" office:value-type="string">
            <text:p text:style-name="P145">z <text:span text:style-name="T49">reguły Tseq dla (IV) i (III)</text:span></text:p>
          </table:table-cell>
        </table:table-row>
        <table:table-row>
          <table:table-cell table:style-name="Tabela14.A1" office:value-type="string">
            <text:p text:style-name="P141">(VI)</text:p>
          </table:table-cell>
          <table:table-cell table:style-name="Tabela14.A1" office:value-type="string">
            <text:p text:style-name="P67">ss' tparen</text:p>
          </table:table-cell>
          <table:table-cell table:style-name="Tabela14.A1" office:value-type="string">
            <text:p text:style-name="P147">z (II) i (V)</text:p>
          </table:table-cell>
        </table:table-row>
      </table:table>
      <text:p text:style-name="P25"/>
      <text:p text:style-name="P25"/>
      <text:p text:style-name="P21">Z lematu wynika, że jeżeli s<text:span text:style-name="T50">' t</text:span>paren, to s<text:span text:style-name="T50">'</text:span> może być stworzone na jeden z dwóch sposobów, </text:p>
      <text:p text:style-name="P22">dla których dowiedliśmy, że <text:span text:style-name="T50">z założeniem s tparen</text:span> pociągają s<text:span text:style-name="T50">s'</text:span> <text:span text:style-name="T50">t</text:span>paren. </text:p>
      <text:p text:style-name="P22">Zatem udowodniliśmy twierdzenie.</text:p>
      <text:p text:style-name="P22"/>
      <text:p text:style-name="P26">[Można również udowodnić: a tparen =&gt; a mparen (analogicznie do s lparen =&gt; s mparen)</text:p>
      <text:p text:style-name="P26"><text:s/>wyciągnąć wniosek, że s mparen i s' mparen, więc z reguły Mseq ss' mparen,</text:p>
      <text:p text:style-name="P26"><text:s/>a następnie udowodnić: a mparen =&gt; a tparen (analogicznie do s mparen =&gt; s lparen) </text:p>
      <text:p text:style-name="P26">- dowód przedstawiony w wykładzie <text:span text:style-name="T51">o strategiach dowodowych</text:span></text:p>
      <text:p text:style-name="P26"><text:s/>i wyciągnąć wniosek, że ss' tparen]</text:p>
      <text:p text:style-name="P108">Twierdzenie <text:span text:style-name="T52">3</text:span></text:p>
      <text:p text:style-name="P6"/>
      <text:p text:style-name="P36">Jeśli s <text:span text:style-name="T52">l</text:span>paren <text:span text:style-name="T52">to s tparen</text:span></text:p>
      <text:p text:style-name="P36"/>
      <text:p text:style-name="P41">Założeni<text:span text:style-name="T44">a</text:span>: <text:tab/>s <text:span text:style-name="T52">l</text:span>paren</text:p>
      <text:p text:style-name="P41">Teza:<text:tab/><text:tab/><text:span text:style-name="T53">s</text:span> <text:span text:style-name="T44">t</text:span>paren</text:p>
      <text:p text:style-name="P41"/>
      <text:p text:style-name="P75">Dowód przez indukcję <text:span text:style-name="T52">z wykorzystaniem lematu i twierdzenia 2.</text:span></text:p>
      <text:p text:style-name="P83"/>
      <text:p text:style-name="P79">Twierdzenie 2</text:p>
      <text:p text:style-name="P37">Jeśli s <text:span text:style-name="T43">t</text:span>paren <text:span text:style-name="T43">oraz s' tparen </text:span>to s<text:span text:style-name="T43">s'</text:span> <text:span text:style-name="T43">t</text:span>paren</text:p>
      <text:p text:style-name="P37"/>
      <text:p text:style-name="P78">Lemat</text:p>
      <text:p text:style-name="P45">Jeśli s lparen, to s = e lub s = (s<text:span text:style-name="T1">1</text:span><text:span text:style-name="T11">)</text:span>s<text:span text:style-name="T1">2</text:span>, gdzie s<text:span text:style-name="T1">1</text:span> lparen s<text:span text:style-name="T1">2 <text:s/></text:span>lparen.</text:p>
      <text:p text:style-name="P45">(Innymi słowy <text:span text:style-name="T45">s </text:span>lparen powstało z reguły Leps lub Lseq).</text:p>
      <text:p text:style-name="P52"/>
      <text:p text:style-name="P53"><text:span text:style-name="T41">Krok 1</text:span> – sprawdzenie prawdziwości osądu s <text:span text:style-name="T53">t</text:span>paren dla s = e</text:p>
      <text:p text:style-name="P52"/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137">(I)</text:p>
          </table:table-cell>
          <table:table-cell table:style-name="Tabela15.A1" office:value-type="string">
            <text:p text:style-name="P53">s = e</text:p>
          </table:table-cell>
          <table:table-cell table:style-name="Tabela15.A1" office:value-type="string">
            <text:p text:style-name="P137">z założenia <text:span text:style-name="T53">dla kroku 1</text:span></text:p>
          </table:table-cell>
        </table:table-row>
        <table:table-row>
          <table:table-cell table:style-name="Tabela15.A1" office:value-type="string">
            <text:p text:style-name="P137">(I<text:span text:style-name="T45">I)</text:span></text:p>
          </table:table-cell>
          <table:table-cell table:style-name="Tabela15.A1" office:value-type="string">
            <text:p text:style-name="P148">e tparen</text:p>
          </table:table-cell>
          <table:table-cell table:style-name="Tabela15.A1" office:value-type="string">
            <text:p text:style-name="P137">z <text:span text:style-name="T53">reguły Teps</text:span></text:p>
          </table:table-cell>
        </table:table-row>
        <table:table-row>
          <table:table-cell table:style-name="Tabela15.A1" office:value-type="string">
            <text:p text:style-name="P137">(II<text:span text:style-name="T45">I</text:span>)</text:p>
          </table:table-cell>
          <table:table-cell table:style-name="Tabela15.A1" office:value-type="string">
            <text:p text:style-name="P148">s tparen</text:p>
          </table:table-cell>
          <table:table-cell table:style-name="Tabela15.A1" office:value-type="string">
            <text:p text:style-name="P148">z (I) i (II)</text:p>
          </table:table-cell>
        </table:table-row>
      </table:table>
      <text:p text:style-name="P52"/>
      <text:p text:style-name="P53"><text:span text:style-name="T41">Krok 2</text:span> – sprawdzenie prawdziwości osądu <text:span text:style-name="T11">s </text:span><text:span text:style-name="T25">t</text:span><text:span text:style-name="T11">paren dla <text:s/>s = (s</text:span><text:span text:style-name="T1">1</text:span><text:span text:style-name="T11">)s</text:span><text:span text:style-name="T1">2</text:span></text:p>
      <text:p text:style-name="P95"/>
      <text:p text:style-name="P89">Indukcja</text:p>
      <text:p text:style-name="P60"><text:span text:style-name="T17"><text:tab/><text:tab/><text:tab/></text:span><text:span text:style-name="T35">Założenie indukcyjne:<text:tab/></text:span><text:span text:style-name="T22">s</text:span><text:span text:style-name="T4">1</text:span><text:span text:style-name="T19"> </text:span><text:span text:style-name="T24">tparen </text:span><text:span text:style-name="T22">s</text:span><text:span text:style-name="T4">2</text:span><text:span text:style-name="T19"> </text:span><text:span text:style-name="T24">tparen</text:span></text:p>
      <text:p text:style-name="P52"><text:span text:style-name="T13"><text:tab/><text:tab/><text:tab/>T</text:span><text:span text:style-name="T16">eza indukcyjna:<text:tab/><text:tab/></text:span><text:span text:style-name="T25">s tparen</text:span></text:p>
      <text:p text:style-name="P93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137">(I)</text:p>
          </table:table-cell>
          <table:table-cell table:style-name="Tabela16.A1" office:value-type="string">
            <text:p text:style-name="P53"><text:span text:style-name="T11">s = (s</text:span><text:span text:style-name="T1">1</text:span><text:span text:style-name="T11">)s</text:span><text:span text:style-name="T1">2</text:span></text:p>
          </table:table-cell>
          <table:table-cell table:style-name="Tabela16.A1" office:value-type="string">
            <text:p text:style-name="P137">z założenia dla kroku 2</text:p>
          </table:table-cell>
        </table:table-row>
        <table:table-row>
          <table:table-cell table:style-name="Tabela16.A1" office:value-type="string">
            <text:p text:style-name="P137">(<text:span text:style-name="T47">II</text:span>)</text:p>
          </table:table-cell>
          <table:table-cell table:style-name="Tabela16.A1" office:value-type="string">
            <text:p text:style-name="P138"><text:span text:style-name="T11">s</text:span><text:span text:style-name="T1">1</text:span> <text:span text:style-name="T45">tparen</text:span></text:p>
          </table:table-cell>
          <table:table-cell table:style-name="Tabela16.A1" office:value-type="string">
            <text:p text:style-name="P137">z założenia <text:span text:style-name="T53">indukcyjnego</text:span></text:p>
          </table:table-cell>
        </table:table-row>
        <table:table-row>
          <table:table-cell table:style-name="Tabela16.A1" office:value-type="string">
            <text:p text:style-name="P137">(<text:span text:style-name="T47">III</text:span>)</text:p>
          </table:table-cell>
          <table:table-cell table:style-name="Tabela16.A1" office:value-type="string">
            <text:p text:style-name="P52"><text:span text:style-name="T13">s</text:span><text:span text:style-name="T3">2</text:span><text:span text:style-name="T13"> </text:span><text:span text:style-name="T20">t</text:span><text:span text:style-name="T13">paren</text:span></text:p>
          </table:table-cell>
          <table:table-cell table:style-name="Tabela16.A1" office:value-type="string">
            <text:p text:style-name="P138">z założenia <text:span text:style-name="T53">indukcyjnego</text:span></text:p>
          </table:table-cell>
        </table:table-row>
        <table:table-row>
          <table:table-cell table:style-name="Tabela16.A1" office:value-type="string">
            <text:p text:style-name="P137">(I<text:span text:style-name="T49">V</text:span>)</text:p>
          </table:table-cell>
          <table:table-cell table:style-name="Tabela16.A1" office:value-type="string">
            <text:p text:style-name="P66"><text:span text:style-name="T25">e </text:span><text:span text:style-name="T11">tparen</text:span></text:p>
          </table:table-cell>
          <table:table-cell table:style-name="Tabela16.A1" office:value-type="string">
            <text:p text:style-name="P137">z <text:span text:style-name="T53">reguły Teps</text:span></text:p>
          </table:table-cell>
        </table:table-row>
        <table:table-row>
          <table:table-cell table:style-name="Tabela16.A1" office:value-type="string">
            <text:p text:style-name="P137">(<text:span text:style-name="T39">V</text:span>)</text:p>
          </table:table-cell>
          <table:table-cell table:style-name="Tabela16.A1" office:value-type="string">
            <text:p text:style-name="P54"><text:span text:style-name="T26">e</text:span><text:span text:style-name="T11">(s</text:span><text:span text:style-name="T1">1</text:span><text:span text:style-name="T11">) </text:span><text:span text:style-name="T26">tparen</text:span></text:p>
          </table:table-cell>
          <table:table-cell table:style-name="Tabela16.A1" office:value-type="string">
            <text:p text:style-name="P146">z <text:span text:style-name="T49">reguły Tseq dla (IV) i (II)</text:span></text:p>
          </table:table-cell>
        </table:table-row>
        <table:table-row>
          <table:table-cell table:style-name="Tabela16.A1" office:value-type="string">
            <text:p text:style-name="P142">(VI)</text:p>
          </table:table-cell>
          <table:table-cell table:style-name="Tabela16.A1" office:value-type="string">
            <text:p text:style-name="P68"><text:span text:style-name="T22">(s</text:span><text:span text:style-name="T4">1</text:span><text:span text:style-name="T22">)</text:span> tparen</text:p>
          </table:table-cell>
          <table:table-cell table:style-name="Tabela16.A1" office:value-type="string">
            <text:p text:style-name="P149">wniosek z (V)</text:p>
          </table:table-cell>
        </table:table-row>
        <table:table-row>
          <table:table-cell table:style-name="Tabela16.A1" office:value-type="string">
            <text:p text:style-name="P149">(VII)</text:p>
          </table:table-cell>
          <table:table-cell table:style-name="Tabela16.A1" office:value-type="string">
            <text:p text:style-name="P54"><text:span text:style-name="T11">(s</text:span><text:span text:style-name="T1">1</text:span><text:span text:style-name="T11">)s</text:span><text:span text:style-name="T1">2 </text:span><text:span text:style-name="T26">tparen</text:span></text:p>
          </table:table-cell>
          <table:table-cell table:style-name="Tabela16.A1" office:value-type="string">
            <text:p text:style-name="P149">z twierdzenia 2 dla (VI) i (III)</text:p>
          </table:table-cell>
        </table:table-row>
        <table:table-row>
          <table:table-cell table:style-name="Tabela16.A1" office:value-type="string">
            <text:p text:style-name="P149">(VIII)</text:p>
          </table:table-cell>
          <table:table-cell table:style-name="Tabela16.A1" office:value-type="string">
            <text:p text:style-name="P69">s tparen</text:p>
          </table:table-cell>
          <table:table-cell table:style-name="Tabela16.A1" office:value-type="string">
            <text:p text:style-name="P149">z (I) i (VII)</text:p>
          </table:table-cell>
        </table:table-row>
      </table:table>
      <text:p text:style-name="P28"/>
      <text:p text:style-name="P23"/>
      <text:p text:style-name="P23">Z lematu wynika, że jeżeli s<text:span text:style-name="T50">' t</text:span>paren, to s<text:span text:style-name="T50">'</text:span> może być stworzone na jeden z dwóch sposobów, </text:p>
      <text:p text:style-name="P23">dla których dowiedliśmy, że <text:span text:style-name="T50">z założeniem s tparen</text:span> pociągają s<text:span text:style-name="T50">s'</text:span> <text:span text:style-name="T50">t</text:span>paren. </text:p>
      <text:p text:style-name="P23">Zatem udowodniliśmy twierdzenie.</text:p>
      <text:p text:style-name="P23"/>
      <text:p text:style-name="P27">[Można również udowodnić: a tparen =&gt; a mparen (analogicznie do s lparen =&gt; s mparen)</text:p>
      <text:p text:style-name="P27"><text:s/>wyciągnąć wniosek, że s mparen i s' mparen, więc z reguły Mseq ss' mparen,</text:p>
      <text:p text:style-name="P27"><text:s/>a następnie udowodnić: a mparen =&gt; a tparen (analogicznie do s mparen =&gt; s lparen) </text:p>
      <text:p text:style-name="P27">- dowód przedstawiony w wykładzie <text:span text:style-name="T51">o strategiach dowodowych</text:span></text:p>
      <text:p text:style-name="P27"><text:s/>i wyciągnąć wniosek, że ss' tparen]</text:p>
      <text:p text:style-name="P109">Twierdzenie <text:span text:style-name="T54">3</text:span></text:p>
      <text:p text:style-name="P84"/>
      <text:p text:style-name="P38">Jeśli s lparen to s <text:span text:style-name="T54">t</text:span>paren</text:p>
      <text:p text:style-name="P100"/>
      <text:p text:style-name="P42">Założenie: <text:tab/>s lparen<text:tab/><text:span text:style-name="T54">J</text:span></text:p>
      <text:p text:style-name="P42">Teza:<text:tab/><text:tab/><text:span text:style-name="T54">t</text:span> mparen<text:tab/><text:span text:style-name="T54">P(J)</text:span></text:p>
      <text:p text:style-name="P100"/>
      <text:p text:style-name="P55"><text:span text:style-name="T41">Dowód przez indukcję </text:span><text:span text:style-name="T42">reguł.</text:span></text:p>
      <text:p text:style-name="P102"/>
      <text:p text:style-name="P80">Lemat</text:p>
      <text:p text:style-name="P70">Założenie składa się w dwóch reguł Leps i Lseq</text:p>
      <text:p text:style-name="P101"/>
      <text:p text:style-name="P55"><text:span text:style-name="T41">Krok 1</text:span> – <text:span text:style-name="T55">Leps. J</text:span><text:span text:style-name="T5">b</text:span><text:span text:style-name="T55"> = e lparen, sprawdzenia prawdziwości P(J</text:span><text:span text:style-name="T5">b</text:span><text:span text:style-name="T55">) = P(e lparen) = e tparen</text:span></text:p>
      <text:p text:style-name="P103"/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139">(I)</text:p>
          </table:table-cell>
          <table:table-cell table:style-name="Tabela17.A1" office:value-type="string">
            <text:p text:style-name="P150">e lparen</text:p>
          </table:table-cell>
          <table:table-cell table:style-name="Tabela17.A1" office:value-type="string">
            <text:p text:style-name="P139">z <text:span text:style-name="T55">reguły Leps</text:span></text:p>
          </table:table-cell>
        </table:table-row>
        <table:table-row>
          <table:table-cell table:style-name="Tabela17.A1" office:value-type="string">
            <text:p text:style-name="P139">(II)</text:p>
          </table:table-cell>
          <table:table-cell table:style-name="Tabela17.A1" office:value-type="string">
            <text:p text:style-name="P139">e <text:span text:style-name="T55">t</text:span>paren</text:p>
          </table:table-cell>
          <table:table-cell table:style-name="Tabela17.A1" office:value-type="string">
            <text:p text:style-name="P139">z reguły <text:span text:style-name="T55">T</text:span>eps</text:p>
          </table:table-cell>
        </table:table-row>
      </table:table>
      <text:p text:style-name="P104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able:table table:name="Tabela20" table:style-name="Tabela20">
              <table:table-column table:style-name="Tabela20.A"/>
              <table:table-column table:style-name="Tabela20.B"/>
              <table:table-row table:style-name="Tabela20.1">
                <table:table-cell table:style-name="Tabela20.A1" office:value-type="string">
                  <text:p text:style-name="P113"/>
                </table:table-cell>
                <table:table-cell table:style-name="Tabela20.B1" table:number-rows-spanned="2" office:value-type="string">
                  <text:p text:style-name="P119"><text:span text:style-name="T10">L</text:span>eps</text:p>
                </table:table-cell>
              </table:table-row>
              <table:table-row table:style-name="Tabela20.2">
                <table:table-cell table:style-name="Tabela20.A2" office:value-type="string">
                  <text:p text:style-name="P124">e <text:span text:style-name="T10">l</text:span>paren</text:p>
                </table:table-cell>
                <table:covered-table-cell/>
              </table:table-row>
            </table:table>
            <text:p text:style-name="P12"/>
          </table:table-cell>
          <table:table-cell table:style-name="Tabela19.B1" office:value-type="string">
            <table:table table:name="Tabela21" table:style-name="Tabela21">
              <table:table-column table:style-name="Tabela21.A"/>
              <table:table-column table:style-name="Tabela21.B"/>
              <table:table-row table:style-name="Tabela21.1">
                <table:table-cell table:style-name="Tabela21.A1" office:value-type="string">
                  <text:p text:style-name="P114"/>
                </table:table-cell>
                <table:table-cell table:style-name="Tabela21.B1" table:number-rows-spanned="2" office:value-type="string">
                  <text:p text:style-name="P120"><text:span text:style-name="T40">T</text:span>eps</text:p>
                </table:table-cell>
              </table:table-row>
              <table:table-row table:style-name="Tabela21.2">
                <table:table-cell table:style-name="Tabela21.A2" office:value-type="string">
                  <text:p text:style-name="P125">e <text:span text:style-name="T40">t</text:span>paren</text:p>
                </table:table-cell>
                <table:covered-table-cell/>
              </table:table-row>
            </table:table>
            <text:p text:style-name="P13"/>
          </table:table-cell>
        </table:table-row>
        <table:table-row table:style-name="Tabela19.2">
          <table:table-cell table:style-name="Tabela19.A1" table:number-columns-spanned="2" office:value-type="string">
            <text:p text:style-name="P130">Leps <text:span text:style-name="T57">(Base)</text:span> =&gt; Teps <text:span text:style-name="T57">(Base')</text:span></text:p>
          </table:table-cell>
          <table:covered-table-cell/>
        </table:table-row>
      </table:table>
      <text:p text:style-name="P71"/>
      <text:p text:style-name="P56"><text:span text:style-name="T41">Krok 2</text:span> – <text:span text:style-name="T27">Lseq. J</text:span><text:span text:style-name="T6">1</text:span><text:span text:style-name="T27"> </text:span><text:span text:style-name="T28">= s</text:span><text:span text:style-name="T6">1</text:span><text:span text:style-name="T28"> lparen </text:span><text:span text:style-name="T29">i</text:span><text:span text:style-name="T28"> </text:span><text:span text:style-name="T29">J</text:span><text:span text:style-name="T6">2 <text:s/></text:span><text:span text:style-name="T29">= <text:s/></text:span><text:span text:style-name="T30">s</text:span><text:span text:style-name="T7">2 </text:span><text:span text:style-name="T29">lparen =&gt; J</text:span><text:span text:style-name="T6">i </text:span><text:span text:style-name="T29">= </text:span><text:span text:style-name="T12">(</text:span><text:span text:style-name="T30">s</text:span><text:span text:style-name="T7">1</text:span><text:span text:style-name="T12">)</text:span><text:span text:style-name="T30">s</text:span><text:span text:style-name="T7">2</text:span><text:span text:style-name="T30"> </text:span><text:span text:style-name="T12">l</text:span><text:span text:style-name="T30">paren, </text:span></text:p>
      <text:p text:style-name="P56"><text:span text:style-name="T30"><text:tab/> <text:s text:c="3"/></text:span><text:span text:style-name="T29">sprawdzenie prawdziwości P(J</text:span><text:span text:style-name="T6">1</text:span><text:span text:style-name="T29">) = </text:span><text:span text:style-name="T30">s</text:span><text:span text:style-name="T7">1 </text:span><text:span text:style-name="T2"><text:s/></text:span><text:span text:style-name="T29">t</text:span><text:span text:style-name="T30">paren </text:span><text:span text:style-name="T29">i P(J</text:span><text:span text:style-name="T6">2</text:span><text:span text:style-name="T29">) = </text:span><text:span text:style-name="T30">s</text:span><text:span text:style-name="T7">2</text:span><text:span text:style-name="T30"> </text:span><text:span text:style-name="T29">t</text:span><text:span text:style-name="T30">paren </text:span><text:span text:style-name="T29">=&gt; P(J</text:span><text:span text:style-name="T6">i</text:span><text:span text:style-name="T29">) = </text:span><text:span text:style-name="T12">(</text:span><text:span text:style-name="T30">s</text:span><text:span text:style-name="T7">1</text:span><text:span text:style-name="T12">)</text:span><text:span text:style-name="T30">s</text:span><text:span text:style-name="T7">2</text:span><text:span text:style-name="T30"> </text:span><text:span text:style-name="T29">t</text:span><text:span text:style-name="T30">paren</text:span></text:p>
      <text:p text:style-name="P96"/>
      <text:p text:style-name="P90">Indukcja</text:p>
      <text:p text:style-name="P61"><text:span text:style-name="T17"><text:tab/><text:tab/><text:tab/></text:span><text:span text:style-name="T35">Założenie indukcyjne:<text:tab/></text:span><text:span text:style-name="T29">P(J</text:span><text:span text:style-name="T6">1</text:span><text:span text:style-name="T29">) = </text:span><text:span text:style-name="T30">s</text:span><text:span text:style-name="T7">1 </text:span><text:span text:style-name="T2"><text:s/></text:span><text:span text:style-name="T29">t</text:span><text:span text:style-name="T30">paren </text:span><text:span text:style-name="T29">i P(J</text:span><text:span text:style-name="T6">2</text:span><text:span text:style-name="T29">) = </text:span><text:span text:style-name="T30">s</text:span><text:span text:style-name="T7">2</text:span><text:span text:style-name="T30"> </text:span><text:span text:style-name="T29">t</text:span><text:span text:style-name="T30">paren</text:span></text:p>
      <text:p text:style-name="P57"><text:span text:style-name="T13"><text:tab/><text:tab/><text:tab/>T</text:span><text:span text:style-name="T16">eza indukcyjna:<text:tab/><text:tab/></text:span><text:span text:style-name="T29">P(J</text:span><text:span text:style-name="T6">i</text:span><text:span text:style-name="T29">) = </text:span><text:span text:style-name="T12">(</text:span><text:span text:style-name="T30">s</text:span><text:span text:style-name="T7">1</text:span><text:span text:style-name="T12">)</text:span><text:span text:style-name="T30">s</text:span><text:span text:style-name="T7">2</text:span><text:span text:style-name="T30"> </text:span><text:span text:style-name="T29">t</text:span><text:span text:style-name="T30">paren</text:span></text:p>
      <text:p text:style-name="P97"/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139">(I)</text:p>
          </table:table-cell>
          <table:table-cell table:style-name="Tabela18.A1" office:value-type="string">
            <text:p text:style-name="P55"><text:span text:style-name="T36">s</text:span><text:span text:style-name="T3">1</text:span><text:span text:style-name="T13"> </text:span><text:span text:style-name="T31">t</text:span><text:span text:style-name="T13">paren</text:span></text:p>
          </table:table-cell>
          <table:table-cell table:style-name="Tabela18.A1" office:value-type="string">
            <text:p text:style-name="P139">z założenia indukcyjnego</text:p>
          </table:table-cell>
        </table:table-row>
        <table:table-row>
          <table:table-cell table:style-name="Tabela18.A1" office:value-type="string">
            <text:p text:style-name="P139">(I<text:span text:style-name="T59">I</text:span>)</text:p>
          </table:table-cell>
          <table:table-cell table:style-name="Tabela18.A1" office:value-type="string">
            <text:p text:style-name="P55"><text:span text:style-name="T13">s</text:span><text:span text:style-name="T3">2</text:span><text:span text:style-name="T13"> </text:span><text:span text:style-name="T31">t</text:span><text:span text:style-name="T13">paren</text:span></text:p>
          </table:table-cell>
          <table:table-cell table:style-name="Tabela18.A1" office:value-type="string">
            <text:p text:style-name="P139">z założenia <text:span text:style-name="T39">i</text:span>ndukcyjnego</text:p>
          </table:table-cell>
        </table:table-row>
        <table:table-row>
          <table:table-cell table:style-name="Tabela18.A1" office:value-type="string">
            <text:p text:style-name="P151">(III)</text:p>
          </table:table-cell>
          <table:table-cell table:style-name="Tabela18.A1" office:value-type="string">
            <text:p text:style-name="P72">e tparen</text:p>
          </table:table-cell>
          <table:table-cell table:style-name="Tabela18.A1" office:value-type="string">
            <text:p text:style-name="P151">z reguły Teps</text:p>
          </table:table-cell>
        </table:table-row>
        <table:table-row>
          <table:table-cell table:style-name="Tabela18.A1" office:value-type="string">
            <text:p text:style-name="P139">(I<text:span text:style-name="T39">V</text:span>)</text:p>
          </table:table-cell>
          <table:table-cell table:style-name="Tabela18.A1" office:value-type="string">
            <text:p text:style-name="P55"><text:span text:style-name="T39">(s</text:span><text:span text:style-name="T3">1</text:span><text:span text:style-name="T14">)</text:span><text:span text:style-name="T13"> </text:span><text:span text:style-name="T31">t</text:span><text:span text:style-name="T13">paren</text:span></text:p>
          </table:table-cell>
          <table:table-cell table:style-name="Tabela18.A1" office:value-type="string">
            <text:p text:style-name="P143">z reguły <text:span text:style-name="T59">Tseq dla (III) i (I)</text:span></text:p>
          </table:table-cell>
        </table:table-row>
        <table:table-row>
          <table:table-cell table:style-name="Tabela18.A1" office:value-type="string">
            <text:p text:style-name="P139">(<text:span text:style-name="T39">V</text:span>)</text:p>
          </table:table-cell>
          <table:table-cell table:style-name="Tabela18.A1" office:value-type="string">
            <text:p text:style-name="P55"><text:span text:style-name="T39">(s</text:span><text:span text:style-name="T3">1</text:span><text:span text:style-name="T14">)</text:span><text:span text:style-name="T13">s</text:span><text:span text:style-name="T3">2</text:span><text:span text:style-name="T13"> </text:span><text:span text:style-name="T31">t</text:span><text:span text:style-name="T13">paren</text:span></text:p>
          </table:table-cell>
          <table:table-cell table:style-name="Tabela18.A1" office:value-type="string">
            <text:p text:style-name="P151">z <text:span text:style-name="T61">reguły 2*</text:span> dla (IV) i (II)</text:p>
          </table:table-cell>
        </table:table-row>
      </table:table>
      <text:p text:style-name="P105"/>
      <table:table table:name="Tabela22" table:style-name="Tabela22">
        <table:table-column table:style-name="Tabela22.A" table:number-columns-repeated="2"/>
        <table:table-row table:style-name="Tabela22.1">
          <table:table-cell table:style-name="Tabela22.A1" office:value-type="string">
            <table:table table:name="Tabela23" table:style-name="Tabela23">
              <table:table-column table:style-name="Tabela23.A"/>
              <table:table-column table:style-name="Tabela23.B"/>
              <table:table-row table:style-name="Tabela23.1">
                <table:table-cell table:style-name="Tabela23.A1" office:value-type="string">
                  <text:p text:style-name="P122">s<text:span text:style-name="T1">1 </text:span><text:span text:style-name="T2"><text:s/></text:span><text:span text:style-name="T12">l</text:span>paren s<text:span text:style-name="T1">2</text:span> <text:span text:style-name="T10">l</text:span>paren</text:p>
                </table:table-cell>
                <table:table-cell table:style-name="Tabela23.B1" table:number-rows-spanned="2" office:value-type="string">
                  <text:p text:style-name="P127">Lseq</text:p>
                </table:table-cell>
              </table:table-row>
              <table:table-row table:style-name="Tabela23.2">
                <table:table-cell table:style-name="Tabela23.A2" office:value-type="string">
                  <text:p text:style-name="P122"><text:span text:style-name="T10">(</text:span>s<text:span text:style-name="T1">1</text:span><text:span text:style-name="T12">)</text:span>s<text:span text:style-name="T1">2</text:span> <text:span text:style-name="T10">l</text:span>paren</text:p>
                </table:table-cell>
                <table:covered-table-cell/>
              </table:table-row>
            </table:table>
            <text:p text:style-name="P10"/>
          </table:table-cell>
          <table:table-cell table:style-name="Tabela22.B1" office:value-type="string">
            <table:table table:name="Tabela24" table:style-name="Tabela24">
              <table:table-column table:style-name="Tabela24.A"/>
              <table:table-column table:style-name="Tabela24.B"/>
              <table:table-row table:style-name="Tabela24.1">
                <table:table-cell table:style-name="Tabela24.A1" office:value-type="string">
                  <text:p text:style-name="P125">s<text:span text:style-name="T1">1 </text:span><text:span text:style-name="T2"><text:s/></text:span><text:span text:style-name="T29">t</text:span>paren s<text:span text:style-name="T1">2</text:span> <text:span text:style-name="T58">t</text:span>paren</text:p>
                </table:table-cell>
                <table:table-cell table:style-name="Tabela24.B1" table:number-rows-spanned="2" office:value-type="string">
                  <text:p text:style-name="P129">Tseq<text:span text:style-name="T59">'</text:span></text:p>
                </table:table-cell>
              </table:table-row>
              <table:table-row table:style-name="Tabela24.2">
                <table:table-cell table:style-name="Tabela24.A2" office:value-type="string">
                  <text:p text:style-name="P125"><text:span text:style-name="T12">(</text:span><text:span text:style-name="T11">s</text:span><text:span text:style-name="T1">1</text:span><text:span text:style-name="T12">)</text:span><text:span text:style-name="T11">s</text:span><text:span text:style-name="T1">2</text:span> <text:span text:style-name="T58">t</text:span>paren</text:p>
                </table:table-cell>
                <table:covered-table-cell/>
              </table:table-row>
            </table:table>
            <text:p text:style-name="P13"/>
          </table:table-cell>
        </table:table-row>
        <table:table-row table:style-name="Tabela22.2">
          <table:table-cell table:style-name="Tabela22.A1" table:number-columns-spanned="2" office:value-type="string">
            <text:p text:style-name="P130"><text:span text:style-name="T59">L</text:span>seq <text:span text:style-name="T57">(Ind)</text:span> = <text:span text:style-name="T57">&gt; Tseq' (Ind')</text:span></text:p>
          </table:table-cell>
          <table:covered-table-cell/>
        </table:table-row>
      </table:table>
      <text:p text:style-name="P29"/>
      <text:p text:style-name="P24">Z lematu wynika, <text:span text:style-name="T60">że Base</text:span><text:span text:style-name="T8"> </text:span><text:span text:style-name="T32">=&gt; Base' oraz Ind =&gt; Ind', zatem J =&gt; P(J), co kończy dowód.</text:span></text:p>
      <text:p text:style-name="P98"/>
      <text:p text:style-name="P24"><text:span text:style-name="T32">* </text:span><text:span text:style-name="T33">reguła 2 to reguła dopuszczalna stworzona na podstawie twierdzenia 3</text:span></text:p>
      <text:p text:style-name="P99"><text:s text:c="3"/>(definicja i opis reguł dopuszczalnych zawierają się w wykładzie o indukcji)</text:p>
      <text:p text:style-name="P30"/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126">s<text:span text:style-name="T1">1 </text:span><text:span text:style-name="T2"><text:s/></text:span><text:span text:style-name="T29">t</text:span>paren s<text:span text:style-name="T1">2</text:span> <text:span text:style-name="T58">t</text:span>paren</text:p>
          </table:table-cell>
          <table:table-cell table:style-name="Tabela25.B1" table:number-rows-spanned="2" office:value-type="string">
            <text:p text:style-name="P131">Reguła2</text:p>
          </table:table-cell>
        </table:table-row>
        <table:table-row table:style-name="Tabela25.2">
          <table:table-cell table:style-name="Tabela25.A2" office:value-type="string">
            <text:p text:style-name="P126"><text:span text:style-name="T11">s</text:span><text:span text:style-name="T1">1</text:span><text:span text:style-name="T11">s</text:span><text:span text:style-name="T1">2</text:span> <text:span text:style-name="T58">t</text:span>paren</text:p>
          </table:table-cell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0M25S</meta:editing-duration>
    <meta:editing-cycles>42</meta:editing-cycles>
    <meta:generator>LibreOffice/5.0.4.2$Windows_x86 LibreOffice_project/2b9802c1994aa0b7dc6079e128979269cf95bc78</meta:generator>
    <dc:date>2016-04-23T00:06:32.218000000</dc:date>
    <meta:document-statistic meta:table-count="25" meta:image-count="0" meta:object-count="0" meta:page-count="5" meta:paragraph-count="247" meta:word-count="1071" meta:character-count="5851" meta:non-whitespace-character-count="4934"/>
    <meta:user-defined meta:name="Info 1"/>
    <meta:user-defined meta:name="Info 2"/>
    <meta:user-defined meta:name="Info 3"/>
    <meta:user-defined meta:name="Info 4"/>
  </office:meta>
</office:document-meta>
</file>